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5" office:value-type="float" office:value="0">
            <text:p>0</text:p>
          </table:table-cell>
          <table:table-cell>
            <draw:frame table:end-cell-address="Sheet1.T42" table:end-x="0.408cm" table:end-y="0.413cm" draw:z-index="0" draw:style-name="gr1" svg:width="31.921cm" svg:height="18.757cm" svg:x="0.101cm" svg:y="0.1cm">
              <draw:object draw:notify-on-update-of-ranges="Sheet1.A1:Sheet1.A128 Sheet1.B1:Sheet1.B128 Sheet1.C1:Sheet1.C128 Sheet1.D1:Sheet1.D128 Sheet1.E1:Sheet1.E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8.1">
            <text:p>10458.1</text:p>
          </table:table-cell>
          <table:table-cell office:value-type="float" office:value="20245.9">
            <text:p>20245.9</text:p>
          </table:table-cell>
          <table:table-cell office:value-type="float" office:value="19312">
            <text:p>19312</text:p>
          </table:table-cell>
          <table:table-cell office:value-type="float" office:value="45174.6">
            <text:p>45174.6</text:p>
          </table:table-cell>
          <table:table-cell office:value-type="float" office:value="5618.07">
            <text:p>5618.07</text:p>
          </table:table-cell>
          <table:table-cell/>
        </table:table-row>
        <table:table-row table:style-name="ro1">
          <table:table-cell office:value-type="float" office:value="83833.4">
            <text:p>83833.4</text:p>
          </table:table-cell>
          <table:table-cell office:value-type="float" office:value="78255.4">
            <text:p>78255.4</text:p>
          </table:table-cell>
          <table:table-cell office:value-type="float" office:value="101869">
            <text:p>101869</text:p>
          </table:table-cell>
          <table:table-cell office:value-type="float" office:value="134597">
            <text:p>134597</text:p>
          </table:table-cell>
          <table:table-cell office:value-type="float" office:value="24748.6">
            <text:p>24748.6</text:p>
          </table:table-cell>
          <table:table-cell/>
        </table:table-row>
        <table:table-row table:style-name="ro1">
          <table:table-cell office:value-type="float" office:value="108674">
            <text:p>108674</text:p>
          </table:table-cell>
          <table:table-cell office:value-type="float" office:value="62875.7">
            <text:p>62875.7</text:p>
          </table:table-cell>
          <table:table-cell office:value-type="float" office:value="92984.1">
            <text:p>92984.1</text:p>
          </table:table-cell>
          <table:table-cell office:value-type="float" office:value="153726">
            <text:p>153726</text:p>
          </table:table-cell>
          <table:table-cell office:value-type="float" office:value="45795.7">
            <text:p>45795.7</text:p>
          </table:table-cell>
          <table:table-cell/>
        </table:table-row>
        <table:table-row table:style-name="ro1">
          <table:table-cell office:value-type="float" office:value="49477.5">
            <text:p>49477.5</text:p>
          </table:table-cell>
          <table:table-cell office:value-type="float" office:value="46474.7">
            <text:p>46474.7</text:p>
          </table:table-cell>
          <table:table-cell office:value-type="float" office:value="63193.1">
            <text:p>63193.1</text:p>
          </table:table-cell>
          <table:table-cell office:value-type="float" office:value="76736.3">
            <text:p>76736.3</text:p>
          </table:table-cell>
          <table:table-cell office:value-type="float" office:value="9763.43">
            <text:p>9763.43</text:p>
          </table:table-cell>
          <table:table-cell/>
        </table:table-row>
        <table:table-row table:style-name="ro1">
          <table:table-cell office:value-type="float" office:value="20064.7">
            <text:p>20064.7</text:p>
          </table:table-cell>
          <table:table-cell office:value-type="float" office:value="11856.8">
            <text:p>11856.8</text:p>
          </table:table-cell>
          <table:table-cell office:value-type="float" office:value="24394.2">
            <text:p>24394.2</text:p>
          </table:table-cell>
          <table:table-cell office:value-type="float" office:value="17796.3">
            <text:p>17796.3</text:p>
          </table:table-cell>
          <table:table-cell office:value-type="float" office:value="2896.45">
            <text:p>2896.45</text:p>
          </table:table-cell>
          <table:table-cell/>
        </table:table-row>
        <table:table-row table:style-name="ro1">
          <table:table-cell office:value-type="float" office:value="17860">
            <text:p>17860</text:p>
          </table:table-cell>
          <table:table-cell office:value-type="float" office:value="16609.5">
            <text:p>16609.5</text:p>
          </table:table-cell>
          <table:table-cell office:value-type="float" office:value="27367.9">
            <text:p>27367.9</text:p>
          </table:table-cell>
          <table:table-cell office:value-type="float" office:value="27494.8">
            <text:p>27494.8</text:p>
          </table:table-cell>
          <table:table-cell office:value-type="float" office:value="8374.58">
            <text:p>8374.58</text:p>
          </table:table-cell>
          <table:table-cell/>
        </table:table-row>
        <table:table-row table:style-name="ro1">
          <table:table-cell office:value-type="float" office:value="19020.4">
            <text:p>19020.4</text:p>
          </table:table-cell>
          <table:table-cell office:value-type="float" office:value="19366.6">
            <text:p>19366.6</text:p>
          </table:table-cell>
          <table:table-cell office:value-type="float" office:value="27004.7">
            <text:p>27004.7</text:p>
          </table:table-cell>
          <table:table-cell office:value-type="float" office:value="18617.5">
            <text:p>18617.5</text:p>
          </table:table-cell>
          <table:table-cell office:value-type="float" office:value="8524.26">
            <text:p>8524.26</text:p>
          </table:table-cell>
          <table:table-cell/>
        </table:table-row>
        <table:table-row table:style-name="ro1">
          <table:table-cell office:value-type="float" office:value="10448.8">
            <text:p>10448.8</text:p>
          </table:table-cell>
          <table:table-cell office:value-type="float" office:value="23251.6">
            <text:p>23251.6</text:p>
          </table:table-cell>
          <table:table-cell office:value-type="float" office:value="19368.2">
            <text:p>19368.2</text:p>
          </table:table-cell>
          <table:table-cell office:value-type="float" office:value="14998.1">
            <text:p>14998.1</text:p>
          </table:table-cell>
          <table:table-cell office:value-type="float" office:value="3116.44">
            <text:p>3116.44</text:p>
          </table:table-cell>
          <table:table-cell/>
        </table:table-row>
        <table:table-row table:style-name="ro1">
          <table:table-cell office:value-type="float" office:value="2698.05">
            <text:p>2698.05</text:p>
          </table:table-cell>
          <table:table-cell office:value-type="float" office:value="7969.89">
            <text:p>7969.89</text:p>
          </table:table-cell>
          <table:table-cell office:value-type="float" office:value="6352.43">
            <text:p>6352.43</text:p>
          </table:table-cell>
          <table:table-cell office:value-type="float" office:value="1348.91">
            <text:p>1348.91</text:p>
          </table:table-cell>
          <table:table-cell office:value-type="float" office:value="2353.62">
            <text:p>2353.62</text:p>
          </table:table-cell>
          <table:table-cell/>
        </table:table-row>
        <table:table-row table:style-name="ro1">
          <table:table-cell office:value-type="float" office:value="3630.07">
            <text:p>3630.07</text:p>
          </table:table-cell>
          <table:table-cell office:value-type="float" office:value="7650.89">
            <text:p>7650.89</text:p>
          </table:table-cell>
          <table:table-cell office:value-type="float" office:value="11642.1">
            <text:p>11642.1</text:p>
          </table:table-cell>
          <table:table-cell office:value-type="float" office:value="7607.64">
            <text:p>7607.64</text:p>
          </table:table-cell>
          <table:table-cell office:value-type="float" office:value="2224.65">
            <text:p>2224.65</text:p>
          </table:table-cell>
          <table:table-cell/>
        </table:table-row>
        <table:table-row table:style-name="ro1">
          <table:table-cell office:value-type="float" office:value="1681.95">
            <text:p>1681.95</text:p>
          </table:table-cell>
          <table:table-cell office:value-type="float" office:value="5099.39">
            <text:p>5099.39</text:p>
          </table:table-cell>
          <table:table-cell office:value-type="float" office:value="4282.11">
            <text:p>4282.11</text:p>
          </table:table-cell>
          <table:table-cell office:value-type="float" office:value="6072.42">
            <text:p>6072.42</text:p>
          </table:table-cell>
          <table:table-cell office:value-type="float" office:value="932.593">
            <text:p>932.59</text:p>
          </table:table-cell>
          <table:table-cell/>
        </table:table-row>
        <table:table-row table:style-name="ro1">
          <table:table-cell office:value-type="float" office:value="651.182">
            <text:p>651.18</text:p>
          </table:table-cell>
          <table:table-cell office:value-type="float" office:value="648.7">
            <text:p>648.7</text:p>
          </table:table-cell>
          <table:table-cell office:value-type="float" office:value="1715.76">
            <text:p>1715.76</text:p>
          </table:table-cell>
          <table:table-cell office:value-type="float" office:value="1689.26">
            <text:p>1689.26</text:p>
          </table:table-cell>
          <table:table-cell office:value-type="float" office:value="770.505">
            <text:p>770.51</text:p>
          </table:table-cell>
          <table:table-cell/>
        </table:table-row>
        <table:table-row table:style-name="ro1">
          <table:table-cell office:value-type="float" office:value="1508.5">
            <text:p>1508.5</text:p>
          </table:table-cell>
          <table:table-cell office:value-type="float" office:value="2968.07">
            <text:p>2968.07</text:p>
          </table:table-cell>
          <table:table-cell office:value-type="float" office:value="2686.49">
            <text:p>2686.49</text:p>
          </table:table-cell>
          <table:table-cell office:value-type="float" office:value="1720.77">
            <text:p>1720.77</text:p>
          </table:table-cell>
          <table:table-cell office:value-type="float" office:value="1332.76">
            <text:p>1332.76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14774.9">
            <text:p>14774.9</text:p>
          </table:table-cell>
          <table:table-cell office:value-type="float" office:value="4719.17">
            <text:p>4719.17</text:p>
          </table:table-cell>
          <table:table-cell office:value-type="float" office:value="7628.4">
            <text:p>7628.4</text:p>
          </table:table-cell>
          <table:table-cell office:value-type="float" office:value="1103.58">
            <text:p>1103.58</text:p>
          </table:table-cell>
          <table:table-cell/>
        </table:table-row>
        <table:table-row table:style-name="ro1">
          <table:table-cell office:value-type="float" office:value="1842.94">
            <text:p>1842.94</text:p>
          </table:table-cell>
          <table:table-cell office:value-type="float" office:value="3077.28">
            <text:p>3077.28</text:p>
          </table:table-cell>
          <table:table-cell office:value-type="float" office:value="3293.52">
            <text:p>3293.52</text:p>
          </table:table-cell>
          <table:table-cell office:value-type="float" office:value="2362.67">
            <text:p>2362.67</text:p>
          </table:table-cell>
          <table:table-cell office:value-type="float" office:value="1221.89">
            <text:p>1221.89</text:p>
          </table:table-cell>
          <table:table-cell/>
        </table:table-row>
        <table:table-row table:style-name="ro1">
          <table:table-cell office:value-type="float" office:value="3112.2">
            <text:p>3112.2</text:p>
          </table:table-cell>
          <table:table-cell office:value-type="float" office:value="3553.93">
            <text:p>3553.93</text:p>
          </table:table-cell>
          <table:table-cell office:value-type="float" office:value="4103.82">
            <text:p>4103.82</text:p>
          </table:table-cell>
          <table:table-cell office:value-type="float" office:value="5973.67">
            <text:p>5973.67</text:p>
          </table:table-cell>
          <table:table-cell office:value-type="float" office:value="817.207">
            <text:p>817.21</text:p>
          </table:table-cell>
          <table:table-cell/>
        </table:table-row>
        <table:table-row table:style-name="ro1">
          <table:table-cell office:value-type="float" office:value="4508.64">
            <text:p>4508.64</text:p>
          </table:table-cell>
          <table:table-cell office:value-type="float" office:value="6433.65">
            <text:p>6433.65</text:p>
          </table:table-cell>
          <table:table-cell office:value-type="float" office:value="8487.58">
            <text:p>8487.58</text:p>
          </table:table-cell>
          <table:table-cell office:value-type="float" office:value="5544.11">
            <text:p>5544.11</text:p>
          </table:table-cell>
          <table:table-cell office:value-type="float" office:value="929.86">
            <text:p>929.86</text:p>
          </table:table-cell>
          <table:table-cell/>
        </table:table-row>
        <table:table-row table:style-name="ro1">
          <table:table-cell office:value-type="float" office:value="7082.66">
            <text:p>7082.66</text:p>
          </table:table-cell>
          <table:table-cell office:value-type="float" office:value="2067.76">
            <text:p>2067.76</text:p>
          </table:table-cell>
          <table:table-cell office:value-type="float" office:value="5399.47">
            <text:p>5399.47</text:p>
          </table:table-cell>
          <table:table-cell office:value-type="float" office:value="11465.8">
            <text:p>11465.8</text:p>
          </table:table-cell>
          <table:table-cell office:value-type="float" office:value="767.266">
            <text:p>767.27</text:p>
          </table:table-cell>
          <table:table-cell/>
        </table:table-row>
        <table:table-row table:style-name="ro1">
          <table:table-cell office:value-type="float" office:value="3564.16">
            <text:p>3564.16</text:p>
          </table:table-cell>
          <table:table-cell office:value-type="float" office:value="714.221">
            <text:p>714.22</text:p>
          </table:table-cell>
          <table:table-cell office:value-type="float" office:value="2310.9">
            <text:p>2310.9</text:p>
          </table:table-cell>
          <table:table-cell office:value-type="float" office:value="10206.9">
            <text:p>10206.9</text:p>
          </table:table-cell>
          <table:table-cell office:value-type="float" office:value="254.603">
            <text:p>254.6</text:p>
          </table:table-cell>
          <table:table-cell/>
        </table:table-row>
        <table:table-row table:style-name="ro1">
          <table:table-cell office:value-type="float" office:value="1197.97">
            <text:p>1197.97</text:p>
          </table:table-cell>
          <table:table-cell office:value-type="float" office:value="439.298">
            <text:p>439.3</text:p>
          </table:table-cell>
          <table:table-cell office:value-type="float" office:value="2332.3">
            <text:p>2332.3</text:p>
          </table:table-cell>
          <table:table-cell office:value-type="float" office:value="3920.95">
            <text:p>3920.95</text:p>
          </table:table-cell>
          <table:table-cell office:value-type="float" office:value="287.437">
            <text:p>287.44</text:p>
          </table:table-cell>
          <table:table-cell/>
        </table:table-row>
        <table:table-row table:style-name="ro1">
          <table:table-cell office:value-type="float" office:value="1429.47">
            <text:p>1429.47</text:p>
          </table:table-cell>
          <table:table-cell office:value-type="float" office:value="456.982">
            <text:p>456.98</text:p>
          </table:table-cell>
          <table:table-cell office:value-type="float" office:value="4579.44">
            <text:p>4579.44</text:p>
          </table:table-cell>
          <table:table-cell office:value-type="float" office:value="7709.73">
            <text:p>7709.73</text:p>
          </table:table-cell>
          <table:table-cell office:value-type="float" office:value="687.845">
            <text:p>687.85</text:p>
          </table:table-cell>
          <table:table-cell/>
        </table:table-row>
        <table:table-row table:style-name="ro1">
          <table:table-cell office:value-type="float" office:value="2792.5">
            <text:p>2792.5</text:p>
          </table:table-cell>
          <table:table-cell office:value-type="float" office:value="256.375">
            <text:p>256.38</text:p>
          </table:table-cell>
          <table:table-cell office:value-type="float" office:value="8133.76">
            <text:p>8133.76</text:p>
          </table:table-cell>
          <table:table-cell office:value-type="float" office:value="7987.33">
            <text:p>7987.33</text:p>
          </table:table-cell>
          <table:table-cell office:value-type="float" office:value="6467.41">
            <text:p>6467.41</text:p>
          </table:table-cell>
          <table:table-cell/>
        </table:table-row>
        <table:table-row table:style-name="ro1">
          <table:table-cell office:value-type="float" office:value="4028.22">
            <text:p>4028.22</text:p>
          </table:table-cell>
          <table:table-cell office:value-type="float" office:value="232.092">
            <text:p>232.09</text:p>
          </table:table-cell>
          <table:table-cell office:value-type="float" office:value="5769.31">
            <text:p>5769.31</text:p>
          </table:table-cell>
          <table:table-cell office:value-type="float" office:value="4971.88">
            <text:p>4971.88</text:p>
          </table:table-cell>
          <table:table-cell office:value-type="float" office:value="158.567">
            <text:p>158.57</text:p>
          </table:table-cell>
          <table:table-cell/>
        </table:table-row>
        <table:table-row table:style-name="ro1">
          <table:table-cell office:value-type="float" office:value="4487.6">
            <text:p>4487.6</text:p>
          </table:table-cell>
          <table:table-cell office:value-type="float" office:value="373.765">
            <text:p>373.77</text:p>
          </table:table-cell>
          <table:table-cell office:value-type="float" office:value="7777.78">
            <text:p>7777.78</text:p>
          </table:table-cell>
          <table:table-cell office:value-type="float" office:value="5001.47">
            <text:p>5001.47</text:p>
          </table:table-cell>
          <table:table-cell office:value-type="float" office:value="145.476">
            <text:p>145.48</text:p>
          </table:table-cell>
          <table:table-cell/>
        </table:table-row>
        <table:table-row table:style-name="ro1">
          <table:table-cell office:value-type="float" office:value="2318.04">
            <text:p>2318.04</text:p>
          </table:table-cell>
          <table:table-cell office:value-type="float" office:value="2693.77">
            <text:p>2693.77</text:p>
          </table:table-cell>
          <table:table-cell office:value-type="float" office:value="10447.3">
            <text:p>10447.3</text:p>
          </table:table-cell>
          <table:table-cell office:value-type="float" office:value="3930.86">
            <text:p>3930.86</text:p>
          </table:table-cell>
          <table:table-cell office:value-type="float" office:value="60.0122">
            <text:p>60.01</text:p>
          </table:table-cell>
          <table:table-cell/>
        </table:table-row>
        <table:table-row table:style-name="ro1">
          <table:table-cell office:value-type="float" office:value="1875.61">
            <text:p>1875.61</text:p>
          </table:table-cell>
          <table:table-cell office:value-type="float" office:value="3364.2">
            <text:p>3364.2</text:p>
          </table:table-cell>
          <table:table-cell office:value-type="float" office:value="2131.71">
            <text:p>2131.71</text:p>
          </table:table-cell>
          <table:table-cell office:value-type="float" office:value="848.843">
            <text:p>848.84</text:p>
          </table:table-cell>
          <table:table-cell office:value-type="float" office:value="66.3656">
            <text:p>66.37</text:p>
          </table:table-cell>
          <table:table-cell/>
        </table:table-row>
        <table:table-row table:style-name="ro1">
          <table:table-cell office:value-type="float" office:value="1302.85">
            <text:p>1302.85</text:p>
          </table:table-cell>
          <table:table-cell office:value-type="float" office:value="1531.42">
            <text:p>1531.42</text:p>
          </table:table-cell>
          <table:table-cell office:value-type="float" office:value="690.05">
            <text:p>690.05</text:p>
          </table:table-cell>
          <table:table-cell office:value-type="float" office:value="1852.07">
            <text:p>1852.07</text:p>
          </table:table-cell>
          <table:table-cell office:value-type="float" office:value="56.775">
            <text:p>56.78</text:p>
          </table:table-cell>
          <table:table-cell/>
        </table:table-row>
        <table:table-row table:style-name="ro1">
          <table:table-cell office:value-type="float" office:value="895.419">
            <text:p>895.42</text:p>
          </table:table-cell>
          <table:table-cell office:value-type="float" office:value="1927.83">
            <text:p>1927.83</text:p>
          </table:table-cell>
          <table:table-cell office:value-type="float" office:value="446.884">
            <text:p>446.88</text:p>
          </table:table-cell>
          <table:table-cell office:value-type="float" office:value="2731.35">
            <text:p>2731.35</text:p>
          </table:table-cell>
          <table:table-cell office:value-type="float" office:value="22.2896">
            <text:p>22.29</text:p>
          </table:table-cell>
          <table:table-cell/>
        </table:table-row>
        <table:table-row table:style-name="ro1">
          <table:table-cell office:value-type="float" office:value="811.469">
            <text:p>811.47</text:p>
          </table:table-cell>
          <table:table-cell office:value-type="float" office:value="546.128">
            <text:p>546.13</text:p>
          </table:table-cell>
          <table:table-cell office:value-type="float" office:value="327.487">
            <text:p>327.49</text:p>
          </table:table-cell>
          <table:table-cell office:value-type="float" office:value="688.762">
            <text:p>688.76</text:p>
          </table:table-cell>
          <table:table-cell office:value-type="float" office:value="59.9746">
            <text:p>59.97</text:p>
          </table:table-cell>
          <table:table-cell/>
        </table:table-row>
        <table:table-row table:style-name="ro1">
          <table:table-cell office:value-type="float" office:value="83.0274">
            <text:p>83.03</text:p>
          </table:table-cell>
          <table:table-cell office:value-type="float" office:value="516.556">
            <text:p>516.56</text:p>
          </table:table-cell>
          <table:table-cell office:value-type="float" office:value="655.898">
            <text:p>655.9</text:p>
          </table:table-cell>
          <table:table-cell office:value-type="float" office:value="425.718">
            <text:p>425.72</text:p>
          </table:table-cell>
          <table:table-cell office:value-type="float" office:value="54.1415">
            <text:p>54.14</text:p>
          </table:table-cell>
          <table:table-cell/>
        </table:table-row>
        <table:table-row table:style-name="ro1">
          <table:table-cell office:value-type="float" office:value="81.2419">
            <text:p>81.24</text:p>
          </table:table-cell>
          <table:table-cell office:value-type="float" office:value="2406.74">
            <text:p>2406.74</text:p>
          </table:table-cell>
          <table:table-cell office:value-type="float" office:value="732.967">
            <text:p>732.97</text:p>
          </table:table-cell>
          <table:table-cell office:value-type="float" office:value="982.07">
            <text:p>982.07</text:p>
          </table:table-cell>
          <table:table-cell office:value-type="float" office:value="34.6036">
            <text:p>34.6</text:p>
          </table:table-cell>
          <table:table-cell/>
        </table:table-row>
        <table:table-row table:style-name="ro1">
          <table:table-cell office:value-type="float" office:value="61.0569">
            <text:p>61.06</text:p>
          </table:table-cell>
          <table:table-cell office:value-type="float" office:value="2065.19">
            <text:p>2065.19</text:p>
          </table:table-cell>
          <table:table-cell office:value-type="float" office:value="69.352">
            <text:p>69.35</text:p>
          </table:table-cell>
          <table:table-cell office:value-type="float" office:value="440.624">
            <text:p>440.62</text:p>
          </table:table-cell>
          <table:table-cell office:value-type="float" office:value="41.1993">
            <text:p>41.2</text:p>
          </table:table-cell>
          <table:table-cell/>
        </table:table-row>
        <table:table-row table:style-name="ro1">
          <table:table-cell office:value-type="float" office:value="93.6146">
            <text:p>93.61</text:p>
          </table:table-cell>
          <table:table-cell office:value-type="float" office:value="1490.03">
            <text:p>1490.03</text:p>
          </table:table-cell>
          <table:table-cell office:value-type="float" office:value="186.662">
            <text:p>186.66</text:p>
          </table:table-cell>
          <table:table-cell office:value-type="float" office:value="243.638">
            <text:p>243.64</text:p>
          </table:table-cell>
          <table:table-cell office:value-type="float" office:value="70.867">
            <text:p>70.87</text:p>
          </table:table-cell>
          <table:table-cell/>
        </table:table-row>
        <table:table-row table:style-name="ro1">
          <table:table-cell office:value-type="float" office:value="60.3899">
            <text:p>60.39</text:p>
          </table:table-cell>
          <table:table-cell office:value-type="float" office:value="1845.44">
            <text:p>1845.44</text:p>
          </table:table-cell>
          <table:table-cell office:value-type="float" office:value="273.421">
            <text:p>273.42</text:p>
          </table:table-cell>
          <table:table-cell office:value-type="float" office:value="493.159">
            <text:p>493.16</text:p>
          </table:table-cell>
          <table:table-cell office:value-type="float" office:value="6.08563">
            <text:p>6.09</text:p>
          </table:table-cell>
          <table:table-cell/>
        </table:table-row>
        <table:table-row table:style-name="ro1">
          <table:table-cell office:value-type="float" office:value="38.1002">
            <text:p>38.1</text:p>
          </table:table-cell>
          <table:table-cell office:value-type="float" office:value="904.115">
            <text:p>904.12</text:p>
          </table:table-cell>
          <table:table-cell office:value-type="float" office:value="166.949">
            <text:p>166.95</text:p>
          </table:table-cell>
          <table:table-cell office:value-type="float" office:value="430.185">
            <text:p>430.19</text:p>
          </table:table-cell>
          <table:table-cell office:value-type="float" office:value="36.2448">
            <text:p>36.24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853.668">
            <text:p>853.67</text:p>
          </table:table-cell>
          <table:table-cell office:value-type="float" office:value="178.532">
            <text:p>178.53</text:p>
          </table:table-cell>
          <table:table-cell office:value-type="float" office:value="219.294">
            <text:p>219.29</text:p>
          </table:table-cell>
          <table:table-cell office:value-type="float" office:value="20.0878">
            <text:p>20.09</text:p>
          </table:table-cell>
          <table:table-cell/>
        </table:table-row>
        <table:table-row table:style-name="ro1">
          <table:table-cell office:value-type="float" office:value="53.7518">
            <text:p>53.75</text:p>
          </table:table-cell>
          <table:table-cell office:value-type="float" office:value="1294.72">
            <text:p>1294.72</text:p>
          </table:table-cell>
          <table:table-cell office:value-type="float" office:value="132.292">
            <text:p>132.29</text:p>
          </table:table-cell>
          <table:table-cell office:value-type="float" office:value="250.127">
            <text:p>250.13</text:p>
          </table:table-cell>
          <table:table-cell office:value-type="float" office:value="28.7123">
            <text:p>28.71</text:p>
          </table:table-cell>
          <table:table-cell/>
        </table:table-row>
        <table:table-row table:style-name="ro1">
          <table:table-cell office:value-type="float" office:value="87.2372">
            <text:p>87.24</text:p>
          </table:table-cell>
          <table:table-cell office:value-type="float" office:value="212.349">
            <text:p>212.35</text:p>
          </table:table-cell>
          <table:table-cell office:value-type="float" office:value="137.61">
            <text:p>137.61</text:p>
          </table:table-cell>
          <table:table-cell office:value-type="float" office:value="174.271">
            <text:p>174.27</text:p>
          </table:table-cell>
          <table:table-cell office:value-type="float" office:value="77.3652">
            <text:p>77.37</text:p>
          </table:table-cell>
          <table:table-cell/>
        </table:table-row>
        <table:table-row table:style-name="ro1">
          <table:table-cell office:value-type="float" office:value="237.36">
            <text:p>237.36</text:p>
          </table:table-cell>
          <table:table-cell office:value-type="float" office:value="719.409">
            <text:p>719.41</text:p>
          </table:table-cell>
          <table:table-cell office:value-type="float" office:value="440.822">
            <text:p>440.82</text:p>
          </table:table-cell>
          <table:table-cell office:value-type="float" office:value="236.007">
            <text:p>236.01</text:p>
          </table:table-cell>
          <table:table-cell office:value-type="float" office:value="310.256">
            <text:p>310.26</text:p>
          </table:table-cell>
          <table:table-cell/>
        </table:table-row>
        <table:table-row table:style-name="ro1">
          <table:table-cell office:value-type="float" office:value="244.63">
            <text:p>244.63</text:p>
          </table:table-cell>
          <table:table-cell office:value-type="float" office:value="191.622">
            <text:p>191.62</text:p>
          </table:table-cell>
          <table:table-cell office:value-type="float" office:value="272.962">
            <text:p>272.96</text:p>
          </table:table-cell>
          <table:table-cell office:value-type="float" office:value="6.41523">
            <text:p>6.42</text:p>
          </table:table-cell>
          <table:table-cell office:value-type="float" office:value="175.383">
            <text:p>175.38</text:p>
          </table:table-cell>
          <table:table-cell/>
        </table:table-row>
        <table:table-row table:style-name="ro1">
          <table:table-cell office:value-type="float" office:value="38.9531">
            <text:p>38.95</text:p>
          </table:table-cell>
          <table:table-cell office:value-type="float" office:value="56.7948">
            <text:p>56.79</text:p>
          </table:table-cell>
          <table:table-cell office:value-type="float" office:value="130.11">
            <text:p>130.11</text:p>
          </table:table-cell>
          <table:table-cell office:value-type="float" office:value="0">
            <text:p>0</text:p>
          </table:table-cell>
          <table:table-cell office:value-type="float" office:value="24.9084">
            <text:p>24.91</text:p>
          </table:table-cell>
          <table:table-cell/>
        </table:table-row>
        <table:table-row table:style-name="ro1">
          <table:table-cell office:value-type="float" office:value="14.949">
            <text:p>14.95</text:p>
          </table:table-cell>
          <table:table-cell office:value-type="float" office:value="18.2327">
            <text:p>18.23</text:p>
          </table:table-cell>
          <table:table-cell office:value-type="float" office:value="123.593">
            <text:p>123.59</text:p>
          </table:table-cell>
          <table:table-cell office:value-type="float" office:value="0.786647">
            <text:p>0.79</text:p>
          </table:table-cell>
          <table:table-cell office:value-type="float" office:value="20.9132">
            <text:p>20.91</text:p>
          </table:table-cell>
          <table:table-cell/>
        </table:table-row>
        <table:table-row table:style-name="ro1">
          <table:table-cell office:value-type="float" office:value="43.718">
            <text:p>43.72</text:p>
          </table:table-cell>
          <table:table-cell office:value-type="float" office:value="0.583334">
            <text:p>0.58</text:p>
          </table:table-cell>
          <table:table-cell office:value-type="float" office:value="72.4487">
            <text:p>72.45</text:p>
          </table:table-cell>
          <table:table-cell office:value-type="float" office:value="0">
            <text:p>0</text:p>
          </table:table-cell>
          <table:table-cell office:value-type="float" office:value="49.5956">
            <text:p>49.6</text:p>
          </table:table-cell>
          <table:table-cell/>
        </table:table-row>
        <table:table-row table:style-name="ro1">
          <table:table-cell office:value-type="float" office:value="78.6895">
            <text:p>78.69</text:p>
          </table:table-cell>
          <table:table-cell office:value-type="float" office:value="3.06478">
            <text:p>3.06</text:p>
          </table:table-cell>
          <table:table-cell office:value-type="float" office:value="137.114">
            <text:p>137.11</text:p>
          </table:table-cell>
          <table:table-cell office:value-type="float" office:value="8.1511">
            <text:p>8.15</text:p>
          </table:table-cell>
          <table:table-cell office:value-type="float" office:value="123.342">
            <text:p>123.34</text:p>
          </table:table-cell>
          <table:table-cell/>
        </table:table-row>
        <table:table-row table:style-name="ro1">
          <table:table-cell office:value-type="float" office:value="10.0169">
            <text:p>10.02</text:p>
          </table:table-cell>
          <table:table-cell office:value-type="float" office:value="25.574">
            <text:p>25.57</text:p>
          </table:table-cell>
          <table:table-cell office:value-type="float" office:value="582.12">
            <text:p>582.12</text:p>
          </table:table-cell>
          <table:table-cell office:value-type="float" office:value="53.2814">
            <text:p>53.28</text:p>
          </table:table-cell>
          <table:table-cell office:value-type="float" office:value="48.0113">
            <text:p>48.01</text:p>
          </table:table-cell>
          <table:table-cell/>
        </table:table-row>
        <table:table-row table:style-name="ro1">
          <table:table-cell office:value-type="float" office:value="23.6732">
            <text:p>23.67</text:p>
          </table:table-cell>
          <table:table-cell office:value-type="float" office:value="3.28718">
            <text:p>3.29</text:p>
          </table:table-cell>
          <table:table-cell office:value-type="float" office:value="824.098">
            <text:p>824.1</text:p>
          </table:table-cell>
          <table:table-cell office:value-type="float" office:value="23.5125">
            <text:p>23.51</text:p>
          </table:table-cell>
          <table:table-cell office:value-type="float" office:value="46.6556">
            <text:p>46.66</text:p>
          </table:table-cell>
          <table:table-cell/>
        </table:table-row>
        <table:table-row table:style-name="ro1">
          <table:table-cell office:value-type="float" office:value="11.2988">
            <text:p>11.3</text:p>
          </table:table-cell>
          <table:table-cell office:value-type="float" office:value="54.4421">
            <text:p>54.44</text:p>
          </table:table-cell>
          <table:table-cell office:value-type="float" office:value="1106.97">
            <text:p>1106.97</text:p>
          </table:table-cell>
          <table:table-cell office:value-type="float" office:value="1.2459">
            <text:p>1.25</text:p>
          </table:table-cell>
          <table:table-cell office:value-type="float" office:value="168.384">
            <text:p>168.38</text:p>
          </table:table-cell>
          <table:table-cell/>
        </table:table-row>
        <table:table-row table:style-name="ro1">
          <table:table-cell office:value-type="float" office:value="47.1657">
            <text:p>47.17</text:p>
          </table:table-cell>
          <table:table-cell office:value-type="float" office:value="0.706717">
            <text:p>0.71</text:p>
          </table:table-cell>
          <table:table-cell office:value-type="float" office:value="1571.63">
            <text:p>1571.63</text:p>
          </table:table-cell>
          <table:table-cell office:value-type="float" office:value="0">
            <text:p>0</text:p>
          </table:table-cell>
          <table:table-cell office:value-type="float" office:value="54.4876">
            <text:p>54.49</text:p>
          </table:table-cell>
          <table:table-cell/>
        </table:table-row>
        <table:table-row table:style-name="ro1">
          <table:table-cell office:value-type="float" office:value="2.07239">
            <text:p>2.07</text:p>
          </table:table-cell>
          <table:table-cell office:value-type="float" office:value="2.97047">
            <text:p>2.97</text:p>
          </table:table-cell>
          <table:table-cell office:value-type="float" office:value="681.283">
            <text:p>681.28</text:p>
          </table:table-cell>
          <table:table-cell office:value-type="float" office:value="0">
            <text:p>0</text:p>
          </table:table-cell>
          <table:table-cell office:value-type="float" office:value="43.3212">
            <text:p>43.32</text:p>
          </table:table-cell>
          <table:table-cell/>
        </table:table-row>
        <table:table-row table:style-name="ro1">
          <table:table-cell office:value-type="float" office:value="1.9183">
            <text:p>1.92</text:p>
          </table:table-cell>
          <table:table-cell office:value-type="float" office:value="5.80242">
            <text:p>5.8</text:p>
          </table:table-cell>
          <table:table-cell office:value-type="float" office:value="497.099">
            <text:p>497.1</text:p>
          </table:table-cell>
          <table:table-cell office:value-type="float" office:value="124.631">
            <text:p>124.63</text:p>
          </table:table-cell>
          <table:table-cell office:value-type="float" office:value="28.1092">
            <text:p>28.11</text:p>
          </table:table-cell>
          <table:table-cell/>
        </table:table-row>
        <table:table-row table:style-name="ro1">
          <table:table-cell office:value-type="float" office:value="3.1439">
            <text:p>3.14</text:p>
          </table:table-cell>
          <table:table-cell office:value-type="float" office:value="3.1235">
            <text:p>3.12</text:p>
          </table:table-cell>
          <table:table-cell office:value-type="float" office:value="406.639">
            <text:p>406.64</text:p>
          </table:table-cell>
          <table:table-cell office:value-type="float" office:value="30.3401">
            <text:p>30.34</text:p>
          </table:table-cell>
          <table:table-cell office:value-type="float" office:value="96.5884">
            <text:p>96.59</text:p>
          </table:table-cell>
          <table:table-cell/>
        </table:table-row>
        <table:table-row table:style-name="ro1">
          <table:table-cell office:value-type="float" office:value="2.0883">
            <text:p>2.09</text:p>
          </table:table-cell>
          <table:table-cell office:value-type="float" office:value="6.72761">
            <text:p>6.73</text:p>
          </table:table-cell>
          <table:table-cell office:value-type="float" office:value="98.8085">
            <text:p>98.81</text:p>
          </table:table-cell>
          <table:table-cell office:value-type="float" office:value="41.2955">
            <text:p>41.3</text:p>
          </table:table-cell>
          <table:table-cell office:value-type="float" office:value="150.836">
            <text:p>150.84</text:p>
          </table:table-cell>
          <table:table-cell/>
        </table:table-row>
        <table:table-row table:style-name="ro1">
          <table:table-cell office:value-type="float" office:value="1.39879">
            <text:p>1.4</text:p>
          </table:table-cell>
          <table:table-cell office:value-type="float" office:value="3.32404">
            <text:p>3.32</text:p>
          </table:table-cell>
          <table:table-cell office:value-type="float" office:value="7.38976">
            <text:p>7.39</text:p>
          </table:table-cell>
          <table:table-cell office:value-type="float" office:value="22.0253">
            <text:p>22.03</text:p>
          </table:table-cell>
          <table:table-cell office:value-type="float" office:value="7.75974">
            <text:p>7.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.83826">
            <text:p>6.84</text:p>
          </table:table-cell>
          <table:table-cell office:value-type="float" office:value="5.37508">
            <text:p>5.38</text:p>
          </table:table-cell>
          <table:table-cell office:value-type="float" office:value="16.5522">
            <text:p>16.55</text:p>
          </table:table-cell>
          <table:table-cell office:value-type="float" office:value="22.5584">
            <text:p>22.56</text:p>
          </table:table-cell>
          <table:table-cell/>
        </table:table-row>
        <table:table-row table:style-name="ro1">
          <table:table-cell office:value-type="float" office:value="7.25309">
            <text:p>7.25</text:p>
          </table:table-cell>
          <table:table-cell office:value-type="float" office:value="58.9933">
            <text:p>58.99</text:p>
          </table:table-cell>
          <table:table-cell office:value-type="float" office:value="8.26366">
            <text:p>8.26</text:p>
          </table:table-cell>
          <table:table-cell office:value-type="float" office:value="0.201451">
            <text:p>0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9207">
            <text:p>52.92</text:p>
          </table:table-cell>
          <table:table-cell office:value-type="float" office:value="9.61659">
            <text:p>9.62</text:p>
          </table:table-cell>
          <table:table-cell office:value-type="float" office:value="4.10896">
            <text:p>4.11</text:p>
          </table:table-cell>
          <table:table-cell office:value-type="float" office:value="93.6917">
            <text:p>93.69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.22443">
            <text:p>1.22</text:p>
          </table:table-cell>
          <table:table-cell office:value-type="float" office:value="0">
            <text:p>0</text:p>
          </table:table-cell>
          <table:table-cell office:value-type="float" office:value="8.35523">
            <text:p>8.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.4247">
            <text:p>86.42</text:p>
          </table:table-cell>
          <table:table-cell office:value-type="float" office:value="16.8277">
            <text:p>16.83</text:p>
          </table:table-cell>
          <table:table-cell office:value-type="float" office:value="0">
            <text:p>0</text:p>
          </table:table-cell>
          <table:table-cell office:value-type="float" office:value="3.1395">
            <text:p>3.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3123">
            <text:p>64.31</text:p>
          </table:table-cell>
          <table:table-cell office:value-type="float" office:value="8.38379">
            <text:p>8.38</text:p>
          </table:table-cell>
          <table:table-cell office:value-type="float" office:value="0">
            <text:p>0</text:p>
          </table:table-cell>
          <table:table-cell office:value-type="float" office:value="5.0974">
            <text:p>5.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.1877">
            <text:p>57.19</text:p>
          </table:table-cell>
          <table:table-cell office:value-type="float" office:value="71.04">
            <text:p>71.04</text:p>
          </table:table-cell>
          <table:table-cell office:value-type="float" office:value="2.52636">
            <text:p>2.53</text:p>
          </table:table-cell>
          <table:table-cell office:value-type="float" office:value="18.5972">
            <text:p>18.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4.39">
            <text:p>124.39</text:p>
          </table:table-cell>
          <table:table-cell office:value-type="float" office:value="11.3224">
            <text:p>11.32</text:p>
          </table:table-cell>
          <table:table-cell office:value-type="float" office:value="0">
            <text:p>0</text:p>
          </table:table-cell>
          <table:table-cell office:value-type="float" office:value="9.78943">
            <text:p>9.79</text:p>
          </table:table-cell>
          <table:table-cell/>
        </table:table-row>
        <table:table-row table:style-name="ro1">
          <table:table-cell office:value-type="float" office:value="0.640985">
            <text:p>0.64</text:p>
          </table:table-cell>
          <table:table-cell office:value-type="float" office:value="40.0027">
            <text:p>40</text:p>
          </table:table-cell>
          <table:table-cell office:value-type="float" office:value="10.5183">
            <text:p>10.52</text:p>
          </table:table-cell>
          <table:table-cell office:value-type="float" office:value="0">
            <text:p>0</text:p>
          </table:table-cell>
          <table:table-cell office:value-type="float" office:value="9.10902">
            <text:p>9.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6117">
            <text:p>12.61</text:p>
          </table:table-cell>
          <table:table-cell office:value-type="float" office:value="1.55257">
            <text:p>1.55</text:p>
          </table:table-cell>
          <table:table-cell office:value-type="float" office:value="0">
            <text:p>0</text:p>
          </table:table-cell>
          <table:table-cell office:value-type="float" office:value="6.2691">
            <text:p>6.2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967">
            <text:p>20.8</text:p>
          </table:table-cell>
          <table:table-cell office:value-type="float" office:value="1.5622">
            <text:p>1.56</text:p>
          </table:table-cell>
          <table:table-cell office:value-type="float" office:value="0.787068">
            <text:p>0.79</text:p>
          </table:table-cell>
          <table:table-cell office:value-type="float" office:value="2.61557">
            <text:p>2.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.7963">
            <text:p>9.8</text:p>
          </table:table-cell>
          <table:table-cell table:number-columns-repeated="2" office:value-type="float" office:value="0">
            <text:p>0</text:p>
          </table:table-cell>
          <table:table-cell office:value-type="float" office:value="6.32993">
            <text:p>6.3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2691">
            <text:p>0.89</text:p>
          </table:table-cell>
          <table:table-cell office:value-type="float" office:value="0.254869">
            <text:p>0.25</text:p>
          </table:table-cell>
          <table:table-cell office:value-type="float" office:value="0">
            <text:p>0</text:p>
          </table:table-cell>
          <table:table-cell office:value-type="float" office:value="1.77455">
            <text:p>1.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8928">
            <text:p>0.22</text:p>
          </table:table-cell>
          <table:table-cell office:value-type="float" office:value="0.424893">
            <text:p>0.42</text:p>
          </table:table-cell>
          <table:table-cell office:value-type="float" office:value="0">
            <text:p>0</text:p>
          </table:table-cell>
          <table:table-cell office:value-type="float" office:value="0.909355">
            <text:p>0.91</text:p>
          </table:table-cell>
          <table:table-cell/>
        </table:table-row>
        <table:table-row table:style-name="ro1">
          <table:table-cell office:value-type="float" office:value="0.301975">
            <text:p>0.3</text:p>
          </table:table-cell>
          <table:table-cell office:value-type="float" office:value="0">
            <text:p>0</text:p>
          </table:table-cell>
          <table:table-cell office:value-type="float" office:value="1.88744">
            <text:p>1.89</text:p>
          </table:table-cell>
          <table:table-cell office:value-type="float" office:value="0">
            <text:p>0</text:p>
          </table:table-cell>
          <table:table-cell office:value-type="float" office:value="0.760653">
            <text:p>0.76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.17736">
            <text:p>2.18</text:p>
          </table:table-cell>
          <table:table-cell office:value-type="float" office:value="0">
            <text:p>0</text:p>
          </table:table-cell>
          <table:table-cell office:value-type="float" office:value="1.34259">
            <text:p>1.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.4137">
            <text:p>54.41</text:p>
          </table:table-cell>
          <table:table-cell office:value-type="float" office:value="6.07827">
            <text:p>6.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2.555">
            <text:p>102.56</text:p>
          </table:table-cell>
          <table:table-cell office:value-type="float" office:value="4.0275">
            <text:p>4.03</text:p>
          </table:table-cell>
          <table:table-cell office:value-type="float" office:value="0">
            <text:p>0</text:p>
          </table:table-cell>
          <table:table-cell office:value-type="float" office:value="3.82588">
            <text:p>3.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.58551">
            <text:p>5.59</text:p>
          </table:table-cell>
          <table:table-cell office:value-type="float" office:value="2.54537">
            <text:p>2.55</text:p>
          </table:table-cell>
          <table:table-cell office:value-type="float" office:value="0">
            <text:p>0</text:p>
          </table:table-cell>
          <table:table-cell office:value-type="float" office:value="4.27225">
            <text:p>4.27</text:p>
          </table:table-cell>
          <table:table-cell/>
        </table:table-row>
        <table:table-row table:style-name="ro1">
          <table:table-cell office:value-type="float" office:value="0.494468">
            <text:p>0.49</text:p>
          </table:table-cell>
          <table:table-cell office:value-type="float" office:value="8.11856">
            <text:p>8.12</text:p>
          </table:table-cell>
          <table:table-cell office:value-type="float" office:value="4.66919">
            <text:p>4.67</text:p>
          </table:table-cell>
          <table:table-cell office:value-type="float" office:value="0">
            <text:p>0</text:p>
          </table:table-cell>
          <table:table-cell office:value-type="float" office:value="3.93936">
            <text:p>3.9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792">
            <text:p>14.48</text:p>
          </table:table-cell>
          <table:table-cell office:value-type="float" office:value="245.212">
            <text:p>245.21</text:p>
          </table:table-cell>
          <table:table-cell office:value-type="float" office:value="0">
            <text:p>0</text:p>
          </table:table-cell>
          <table:table-cell office:value-type="float" office:value="13.074">
            <text:p>13.0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.5605">
            <text:p>25.56</text:p>
          </table:table-cell>
          <table:table-cell office:value-type="float" office:value="875.628">
            <text:p>875.63</text:p>
          </table:table-cell>
          <table:table-cell office:value-type="float" office:value="0">
            <text:p>0</text:p>
          </table:table-cell>
          <table:table-cell office:value-type="float" office:value="4.78987">
            <text:p>4.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.077">
            <text:p>68.08</text:p>
          </table:table-cell>
          <table:table-cell office:value-type="float" office:value="565.51">
            <text:p>565.51</text:p>
          </table:table-cell>
          <table:table-cell office:value-type="float" office:value="0">
            <text:p>0</text:p>
          </table:table-cell>
          <table:table-cell office:value-type="float" office:value="7.44444">
            <text:p>7.44</text:p>
          </table:table-cell>
          <table:table-cell/>
        </table:table-row>
        <table:table-row table:style-name="ro1">
          <table:table-cell office:value-type="float" office:value="1.87671">
            <text:p>1.88</text:p>
          </table:table-cell>
          <table:table-cell office:value-type="float" office:value="4.98854">
            <text:p>4.99</text:p>
          </table:table-cell>
          <table:table-cell office:value-type="float" office:value="1767.41">
            <text:p>1767.41</text:p>
          </table:table-cell>
          <table:table-cell office:value-type="float" office:value="0">
            <text:p>0</text:p>
          </table:table-cell>
          <table:table-cell office:value-type="float" office:value="9.03224">
            <text:p>9.03</text:p>
          </table:table-cell>
          <table:table-cell/>
        </table:table-row>
        <table:table-row table:style-name="ro1">
          <table:table-cell office:value-type="float" office:value="1.53122">
            <text:p>1.53</text:p>
          </table:table-cell>
          <table:table-cell office:value-type="float" office:value="7.10504">
            <text:p>7.11</text:p>
          </table:table-cell>
          <table:table-cell office:value-type="float" office:value="820.637">
            <text:p>820.64</text:p>
          </table:table-cell>
          <table:table-cell office:value-type="float" office:value="0">
            <text:p>0</text:p>
          </table:table-cell>
          <table:table-cell office:value-type="float" office:value="2.73801">
            <text:p>2.74</text:p>
          </table:table-cell>
          <table:table-cell/>
        </table:table-row>
        <table:table-row table:style-name="ro1">
          <table:table-cell office:value-type="float" office:value="0.341668">
            <text:p>0.34</text:p>
          </table:table-cell>
          <table:table-cell office:value-type="float" office:value="14.2105">
            <text:p>14.21</text:p>
          </table:table-cell>
          <table:table-cell office:value-type="float" office:value="201.488">
            <text:p>201.49</text:p>
          </table:table-cell>
          <table:table-cell office:value-type="float" office:value="0">
            <text:p>0</text:p>
          </table:table-cell>
          <table:table-cell office:value-type="float" office:value="4.09208">
            <text:p>4.09</text:p>
          </table:table-cell>
          <table:table-cell/>
        </table:table-row>
        <table:table-row table:style-name="ro1">
          <table:table-cell office:value-type="float" office:value="1.38571">
            <text:p>1.39</text:p>
          </table:table-cell>
          <table:table-cell office:value-type="float" office:value="20.5535">
            <text:p>20.55</text:p>
          </table:table-cell>
          <table:table-cell office:value-type="float" office:value="142.793">
            <text:p>142.79</text:p>
          </table:table-cell>
          <table:table-cell office:value-type="float" office:value="0">
            <text:p>0</text:p>
          </table:table-cell>
          <table:table-cell office:value-type="float" office:value="2.21885">
            <text:p>2.2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217">
            <text:p>15.72</text:p>
          </table:table-cell>
          <table:table-cell office:value-type="float" office:value="350.434">
            <text:p>350.43</text:p>
          </table:table-cell>
          <table:table-cell office:value-type="float" office:value="0.672934">
            <text:p>0.67</text:p>
          </table:table-cell>
          <table:table-cell office:value-type="float" office:value="8.80753">
            <text:p>8.81</text:p>
          </table:table-cell>
          <table:table-cell/>
        </table:table-row>
        <table:table-row table:style-name="ro1">
          <table:table-cell office:value-type="float" office:value="1.21375">
            <text:p>1.21</text:p>
          </table:table-cell>
          <table:table-cell office:value-type="float" office:value="18.3202">
            <text:p>18.32</text:p>
          </table:table-cell>
          <table:table-cell office:value-type="float" office:value="332.125">
            <text:p>332.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.6701">
            <text:p>21.67</text:p>
          </table:table-cell>
          <table:table-cell office:value-type="float" office:value="32.2873">
            <text:p>32.29</text:p>
          </table:table-cell>
          <table:table-cell office:value-type="float" office:value="1.14903">
            <text:p>1.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0425">
            <text:p>40.04</text:p>
          </table:table-cell>
          <table:table-cell office:value-type="float" office:value="40.112">
            <text:p>40.11</text:p>
          </table:table-cell>
          <table:table-cell office:value-type="float" office:value="1.79637">
            <text:p>1.8</text:p>
          </table:table-cell>
          <table:table-cell office:value-type="float" office:value="2.59147">
            <text:p>2.59</text:p>
          </table:table-cell>
          <table:table-cell/>
        </table:table-row>
        <table:table-row table:style-name="ro1">
          <table:table-cell office:value-type="float" office:value="0.986622">
            <text:p>0.99</text:p>
          </table:table-cell>
          <table:table-cell office:value-type="float" office:value="53.9528">
            <text:p>53.95</text:p>
          </table:table-cell>
          <table:table-cell office:value-type="float" office:value="22.7092">
            <text:p>22.71</text:p>
          </table:table-cell>
          <table:table-cell office:value-type="float" office:value="0">
            <text:p>0</text:p>
          </table:table-cell>
          <table:table-cell office:value-type="float" office:value="5.09138">
            <text:p>5.09</text:p>
          </table:table-cell>
          <table:table-cell/>
        </table:table-row>
        <table:table-row table:style-name="ro1">
          <table:table-cell office:value-type="float" office:value="1.45891">
            <text:p>1.46</text:p>
          </table:table-cell>
          <table:table-cell office:value-type="float" office:value="0.686673">
            <text:p>0.69</text:p>
          </table:table-cell>
          <table:table-cell office:value-type="float" office:value="0">
            <text:p>0</text:p>
          </table:table-cell>
          <table:table-cell office:value-type="float" office:value="2.25131">
            <text:p>2.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41451">
            <text:p>0.54</text:p>
          </table:table-cell>
          <table:table-cell office:value-type="float" office:value="33.6502">
            <text:p>33.65</text:p>
          </table:table-cell>
          <table:table-cell office:value-type="float" office:value="9.18432">
            <text:p>9.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78604">
            <text:p>1.79</text:p>
          </table:table-cell>
          <table:table-cell office:value-type="float" office:value="96.7172">
            <text:p>96.72</text:p>
          </table:table-cell>
          <table:table-cell office:value-type="float" office:value="17.0801">
            <text:p>17.08</text:p>
          </table:table-cell>
          <table:table-cell office:value-type="float" office:value="0">
            <text:p>0</text:p>
          </table:table-cell>
          <table:table-cell office:value-type="float" office:value="1.35312">
            <text:p>1.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5428">
            <text:p>1.15</text:p>
          </table:table-cell>
          <table:table-cell office:value-type="float" office:value="16.4682">
            <text:p>16.47</text:p>
          </table:table-cell>
          <table:table-cell office:value-type="float" office:value="0">
            <text:p>0</text:p>
          </table:table-cell>
          <table:table-cell office:value-type="float" office:value="1.36876">
            <text:p>1.37</text:p>
          </table:table-cell>
          <table:table-cell/>
        </table:table-row>
        <table:table-row table:style-name="ro1">
          <table:table-cell office:value-type="float" office:value="1.28743">
            <text:p>1.29</text:p>
          </table:table-cell>
          <table:table-cell office:value-type="float" office:value="0">
            <text:p>0</text:p>
          </table:table-cell>
          <table:table-cell office:value-type="float" office:value="3.42817">
            <text:p>3.43</text:p>
          </table:table-cell>
          <table:table-cell office:value-type="float" office:value="0">
            <text:p>0</text:p>
          </table:table-cell>
          <table:table-cell office:value-type="float" office:value="1.69197">
            <text:p>1.69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.59183">
            <text:p>7.59</text:p>
          </table:table-cell>
          <table:table-cell office:value-type="float" office:value="0">
            <text:p>0</text:p>
          </table:table-cell>
          <table:table-cell office:value-type="float" office:value="0.201109">
            <text:p>0.2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.1772">
            <text:p>11.18</text:p>
          </table:table-cell>
          <table:table-cell office:value-type="float" office:value="0">
            <text:p>0</text:p>
          </table:table-cell>
          <table:table-cell office:value-type="float" office:value="0.479409">
            <text:p>0.4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.8897">
            <text:p>12.89</text:p>
          </table:table-cell>
          <table:table-cell office:value-type="float" office:value="0">
            <text:p>0</text:p>
          </table:table-cell>
          <table:table-cell office:value-type="float" office:value="0.72184">
            <text:p>0.72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.0189">
            <text:p>10.02</text:p>
          </table:table-cell>
          <table:table-cell office:value-type="float" office:value="0">
            <text:p>0</text:p>
          </table:table-cell>
          <table:table-cell office:value-type="float" office:value="11.5793">
            <text:p>11.5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.7317">
            <text:p>10.73</text:p>
          </table:table-cell>
          <table:table-cell office:value-type="float" office:value="0">
            <text:p>0</text:p>
          </table:table-cell>
          <table:table-cell office:value-type="float" office:value="9.68569">
            <text:p>9.69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.1912">
            <text:p>12.19</text:p>
          </table:table-cell>
          <table:table-cell office:value-type="float" office:value="0">
            <text:p>0</text:p>
          </table:table-cell>
          <table:table-cell office:value-type="float" office:value="9.31989">
            <text:p>9.32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5.4975">
            <text:p>75.5</text:p>
          </table:table-cell>
          <table:table-cell office:value-type="float" office:value="0">
            <text:p>0</text:p>
          </table:table-cell>
          <table:table-cell office:value-type="float" office:value="2.95085">
            <text:p>2.95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6.4769">
            <text:p>76.48</text:p>
          </table:table-cell>
          <table:table-cell office:value-type="float" office:value="0">
            <text:p>0</text:p>
          </table:table-cell>
          <table:table-cell office:value-type="float" office:value="7.49382">
            <text:p>7.49</text:p>
          </table:table-cell>
          <table:table-cell/>
        </table:table-row>
        <table:table-row table:style-name="ro1">
          <table:table-cell office:value-type="float" office:value="0.638818">
            <text:p>0.64</text:p>
          </table:table-cell>
          <table:table-cell office:value-type="float" office:value="0">
            <text:p>0</text:p>
          </table:table-cell>
          <table:table-cell office:value-type="float" office:value="42.1429">
            <text:p>42.14</text:p>
          </table:table-cell>
          <table:table-cell office:value-type="float" office:value="0">
            <text:p>0</text:p>
          </table:table-cell>
          <table:table-cell office:value-type="float" office:value="7.01523">
            <text:p>7.02</text:p>
          </table:table-cell>
          <table:table-cell/>
        </table:table-row>
        <table:table-row table:style-name="ro1">
          <table:table-cell office:value-type="float" office:value="10.0092">
            <text:p>10.01</text:p>
          </table:table-cell>
          <table:table-cell office:value-type="float" office:value="0">
            <text:p>0</text:p>
          </table:table-cell>
          <table:table-cell office:value-type="float" office:value="76.4381">
            <text:p>76.44</text:p>
          </table:table-cell>
          <table:table-cell office:value-type="float" office:value="0">
            <text:p>0</text:p>
          </table:table-cell>
          <table:table-cell office:value-type="float" office:value="4.73108">
            <text:p>4.7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6.3931">
            <text:p>66.39</text:p>
          </table:table-cell>
          <table:table-cell office:value-type="float" office:value="0">
            <text:p>0</text:p>
          </table:table-cell>
          <table:table-cell office:value-type="float" office:value="11.2729">
            <text:p>11.27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.33218">
            <text:p>1.33</text:p>
          </table:table-cell>
          <table:table-cell office:value-type="float" office:value="0">
            <text:p>0</text:p>
          </table:table-cell>
          <table:table-cell office:value-type="float" office:value="24.6762">
            <text:p>24.68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.1201">
            <text:p>11.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.45441">
            <text:p>9.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.23598">
            <text:p>2.24</text:p>
          </table:table-cell>
          <table:table-cell office:value-type="float" office:value="0.434146">
            <text:p>0.4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.9182">
            <text:p>11.92</text:p>
          </table:table-cell>
          <table:table-cell office:value-type="float" office:value="0.671622">
            <text:p>0.6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.6046">
            <text:p>12.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746">
            <text:p>3.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108">
            <text:p>3.8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.05629">
            <text:p>2.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.66215">
            <text:p>5.6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.10049">
            <text:p>5.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.83918">
            <text:p>4.8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.57814">
            <text:p>4.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71.109">
            <text:p>171.11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6">26/12/2008</text:date>, <text:time>12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Oleg Sushkov</meta:initial-creator>
    <meta:creation-date>2008-12-26T12:09:57</meta:creation-date>
    <dc:creator>Oleg Sushkov</dc:creator>
    <dc:date>2008-12-26T12:42:31</dc:date>
    <meta:editing-cycles>1</meta:editing-cycles>
    <meta:editing-duration>PT17M23S</meta:editing-duration>
    <meta:user-defined meta:name="Info 1"/>
    <meta:user-defined meta:name="Info 2"/>
    <meta:user-defined meta:name="Info 3"/>
    <meta:user-defined meta:name="Info 4"/>
    <meta:document-statistic meta:table-count="3" meta:cell-count="6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31.922cm" svg:height="18.758cm" chart:class="chart:line" chart:style-name="ch1">
        <chart:legend chart:legend-position="end" svg:x="29.418cm" svg:y="8.348cm" chart:style-name="ch2"/>
        <chart:plot-area chart:style-name="ch3" table:cell-range-address="Sheet1.A1:Sheet1.E128" svg:x="0.638cm" svg:y="0.375cm" svg:width="28.142cm" svg:height="17.63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28" chart:class="chart:line">
            <chart:data-point chart:repeated="128"/>
          </chart:series>
          <chart:series chart:style-name="ch7" chart:values-cell-range-address="Sheet1.B1:Sheet1.B128" chart:class="chart:line">
            <chart:data-point chart:repeated="128"/>
          </chart:series>
          <chart:series chart:style-name="ch8" chart:values-cell-range-address="Sheet1.C1:Sheet1.C128" chart:class="chart:line">
            <chart:data-point chart:repeated="128"/>
          </chart:series>
          <chart:series chart:style-name="ch9" chart:values-cell-range-address="Sheet1.D1:Sheet1.D128" chart:class="chart:line">
            <chart:data-point chart:repeated="128"/>
          </chart:series>
          <chart:series chart:style-name="ch10" chart:values-cell-range-address="Sheet1.E1:Sheet1.E128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58.1">
                <text:p>10458.1</text:p>
              </table:table-cell>
              <table:table-cell office:value-type="float" office:value="20245.9">
                <text:p>20245.9</text:p>
              </table:table-cell>
              <table:table-cell office:value-type="float" office:value="19312">
                <text:p>19312</text:p>
              </table:table-cell>
              <table:table-cell office:value-type="float" office:value="45174.6">
                <text:p>45174.6</text:p>
              </table:table-cell>
              <table:table-cell office:value-type="float" office:value="5618.07">
                <text:p>5618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33.4">
                <text:p>83833.4</text:p>
              </table:table-cell>
              <table:table-cell office:value-type="float" office:value="78255.4">
                <text:p>78255.4</text:p>
              </table:table-cell>
              <table:table-cell office:value-type="float" office:value="101869">
                <text:p>101869</text:p>
              </table:table-cell>
              <table:table-cell office:value-type="float" office:value="134597">
                <text:p>134597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674">
                <text:p>108674</text:p>
              </table:table-cell>
              <table:table-cell office:value-type="float" office:value="62875.7">
                <text:p>62875.7</text:p>
              </table:table-cell>
              <table:table-cell office:value-type="float" office:value="92984.1">
                <text:p>92984.1</text:p>
              </table:table-cell>
              <table:table-cell office:value-type="float" office:value="153726">
                <text:p>153726</text:p>
              </table:table-cell>
              <table:table-cell office:value-type="float" office:value="45795.7">
                <text:p>4579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477.5">
                <text:p>49477.5</text:p>
              </table:table-cell>
              <table:table-cell office:value-type="float" office:value="46474.7">
                <text:p>46474.7</text:p>
              </table:table-cell>
              <table:table-cell office:value-type="float" office:value="63193.1">
                <text:p>63193.1</text:p>
              </table:table-cell>
              <table:table-cell office:value-type="float" office:value="76736.3">
                <text:p>76736.3</text:p>
              </table:table-cell>
              <table:table-cell office:value-type="float" office:value="9763.43">
                <text:p>976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4.7">
                <text:p>20064.7</text:p>
              </table:table-cell>
              <table:table-cell office:value-type="float" office:value="11856.8">
                <text:p>11856.8</text:p>
              </table:table-cell>
              <table:table-cell office:value-type="float" office:value="24394.2">
                <text:p>24394.2</text:p>
              </table:table-cell>
              <table:table-cell office:value-type="float" office:value="17796.3">
                <text:p>17796.3</text:p>
              </table:table-cell>
              <table:table-cell office:value-type="float" office:value="2896.45">
                <text:p>2896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60">
                <text:p>17860</text:p>
              </table:table-cell>
              <table:table-cell office:value-type="float" office:value="16609.5">
                <text:p>16609.5</text:p>
              </table:table-cell>
              <table:table-cell office:value-type="float" office:value="27367.9">
                <text:p>27367.9</text:p>
              </table:table-cell>
              <table:table-cell office:value-type="float" office:value="27494.8">
                <text:p>27494.8</text:p>
              </table:table-cell>
              <table:table-cell office:value-type="float" office:value="8374.58">
                <text:p>8374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20.4">
                <text:p>19020.4</text:p>
              </table:table-cell>
              <table:table-cell office:value-type="float" office:value="19366.6">
                <text:p>19366.6</text:p>
              </table:table-cell>
              <table:table-cell office:value-type="float" office:value="27004.7">
                <text:p>27004.7</text:p>
              </table:table-cell>
              <table:table-cell office:value-type="float" office:value="18617.5">
                <text:p>18617.5</text:p>
              </table:table-cell>
              <table:table-cell office:value-type="float" office:value="8524.26">
                <text:p>8524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48.8">
                <text:p>10448.8</text:p>
              </table:table-cell>
              <table:table-cell office:value-type="float" office:value="23251.6">
                <text:p>23251.6</text:p>
              </table:table-cell>
              <table:table-cell office:value-type="float" office:value="19368.2">
                <text:p>19368.2</text:p>
              </table:table-cell>
              <table:table-cell office:value-type="float" office:value="14998.1">
                <text:p>14998.1</text:p>
              </table:table-cell>
              <table:table-cell office:value-type="float" office:value="3116.44">
                <text:p>3116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98.05">
                <text:p>2698.05</text:p>
              </table:table-cell>
              <table:table-cell office:value-type="float" office:value="7969.89">
                <text:p>7969.89</text:p>
              </table:table-cell>
              <table:table-cell office:value-type="float" office:value="6352.43">
                <text:p>6352.43</text:p>
              </table:table-cell>
              <table:table-cell office:value-type="float" office:value="1348.91">
                <text:p>1348.91</text:p>
              </table:table-cell>
              <table:table-cell office:value-type="float" office:value="2353.62">
                <text:p>2353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30.07">
                <text:p>3630.07</text:p>
              </table:table-cell>
              <table:table-cell office:value-type="float" office:value="7650.89">
                <text:p>7650.89</text:p>
              </table:table-cell>
              <table:table-cell office:value-type="float" office:value="11642.1">
                <text:p>11642.1</text:p>
              </table:table-cell>
              <table:table-cell office:value-type="float" office:value="7607.64">
                <text:p>7607.64</text:p>
              </table:table-cell>
              <table:table-cell office:value-type="float" office:value="2224.65">
                <text:p>2224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1.95">
                <text:p>1681.95</text:p>
              </table:table-cell>
              <table:table-cell office:value-type="float" office:value="5099.39">
                <text:p>5099.39</text:p>
              </table:table-cell>
              <table:table-cell office:value-type="float" office:value="4282.11">
                <text:p>4282.11</text:p>
              </table:table-cell>
              <table:table-cell office:value-type="float" office:value="6072.42">
                <text:p>6072.42</text:p>
              </table:table-cell>
              <table:table-cell office:value-type="float" office:value="932.593">
                <text:p>932.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1.182">
                <text:p>651.182</text:p>
              </table:table-cell>
              <table:table-cell office:value-type="float" office:value="648.7">
                <text:p>648.7</text:p>
              </table:table-cell>
              <table:table-cell office:value-type="float" office:value="1715.76">
                <text:p>1715.76</text:p>
              </table:table-cell>
              <table:table-cell office:value-type="float" office:value="1689.26">
                <text:p>1689.26</text:p>
              </table:table-cell>
              <table:table-cell office:value-type="float" office:value="770.505">
                <text:p>770.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8.5">
                <text:p>1508.5</text:p>
              </table:table-cell>
              <table:table-cell office:value-type="float" office:value="2968.07">
                <text:p>2968.07</text:p>
              </table:table-cell>
              <table:table-cell office:value-type="float" office:value="2686.49">
                <text:p>2686.49</text:p>
              </table:table-cell>
              <table:table-cell office:value-type="float" office:value="1720.77">
                <text:p>1720.77</text:p>
              </table:table-cell>
              <table:table-cell office:value-type="float" office:value="1332.76">
                <text:p>1332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7">
                <text:p>2067</text:p>
              </table:table-cell>
              <table:table-cell office:value-type="float" office:value="14774.9">
                <text:p>14774.9</text:p>
              </table:table-cell>
              <table:table-cell office:value-type="float" office:value="4719.17">
                <text:p>4719.17</text:p>
              </table:table-cell>
              <table:table-cell office:value-type="float" office:value="7628.4">
                <text:p>7628.4</text:p>
              </table:table-cell>
              <table:table-cell office:value-type="float" office:value="1103.58">
                <text:p>1103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2.94">
                <text:p>1842.94</text:p>
              </table:table-cell>
              <table:table-cell office:value-type="float" office:value="3077.28">
                <text:p>3077.28</text:p>
              </table:table-cell>
              <table:table-cell office:value-type="float" office:value="3293.52">
                <text:p>3293.52</text:p>
              </table:table-cell>
              <table:table-cell office:value-type="float" office:value="2362.67">
                <text:p>2362.67</text:p>
              </table:table-cell>
              <table:table-cell office:value-type="float" office:value="1221.89">
                <text:p>1221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2.2">
                <text:p>3112.2</text:p>
              </table:table-cell>
              <table:table-cell office:value-type="float" office:value="3553.93">
                <text:p>3553.93</text:p>
              </table:table-cell>
              <table:table-cell office:value-type="float" office:value="4103.82">
                <text:p>4103.82</text:p>
              </table:table-cell>
              <table:table-cell office:value-type="float" office:value="5973.67">
                <text:p>5973.67</text:p>
              </table:table-cell>
              <table:table-cell office:value-type="float" office:value="817.207">
                <text:p>817.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8.64">
                <text:p>4508.64</text:p>
              </table:table-cell>
              <table:table-cell office:value-type="float" office:value="6433.65">
                <text:p>6433.65</text:p>
              </table:table-cell>
              <table:table-cell office:value-type="float" office:value="8487.58">
                <text:p>8487.58</text:p>
              </table:table-cell>
              <table:table-cell office:value-type="float" office:value="5544.11">
                <text:p>5544.11</text:p>
              </table:table-cell>
              <table:table-cell office:value-type="float" office:value="929.86">
                <text:p>929.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82.66">
                <text:p>7082.66</text:p>
              </table:table-cell>
              <table:table-cell office:value-type="float" office:value="2067.76">
                <text:p>2067.76</text:p>
              </table:table-cell>
              <table:table-cell office:value-type="float" office:value="5399.47">
                <text:p>5399.47</text:p>
              </table:table-cell>
              <table:table-cell office:value-type="float" office:value="11465.8">
                <text:p>11465.8</text:p>
              </table:table-cell>
              <table:table-cell office:value-type="float" office:value="767.266">
                <text:p>767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64.16">
                <text:p>3564.16</text:p>
              </table:table-cell>
              <table:table-cell office:value-type="float" office:value="714.221">
                <text:p>714.221</text:p>
              </table:table-cell>
              <table:table-cell office:value-type="float" office:value="2310.9">
                <text:p>2310.9</text:p>
              </table:table-cell>
              <table:table-cell office:value-type="float" office:value="10206.9">
                <text:p>10206.9</text:p>
              </table:table-cell>
              <table:table-cell office:value-type="float" office:value="254.603">
                <text:p>254.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7.97">
                <text:p>1197.97</text:p>
              </table:table-cell>
              <table:table-cell office:value-type="float" office:value="439.298">
                <text:p>439.298</text:p>
              </table:table-cell>
              <table:table-cell office:value-type="float" office:value="2332.3">
                <text:p>2332.3</text:p>
              </table:table-cell>
              <table:table-cell office:value-type="float" office:value="3920.95">
                <text:p>3920.95</text:p>
              </table:table-cell>
              <table:table-cell office:value-type="float" office:value="287.437">
                <text:p>28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9.47">
                <text:p>1429.47</text:p>
              </table:table-cell>
              <table:table-cell office:value-type="float" office:value="456.982">
                <text:p>456.982</text:p>
              </table:table-cell>
              <table:table-cell office:value-type="float" office:value="4579.44">
                <text:p>4579.44</text:p>
              </table:table-cell>
              <table:table-cell office:value-type="float" office:value="7709.73">
                <text:p>7709.73</text:p>
              </table:table-cell>
              <table:table-cell office:value-type="float" office:value="687.845">
                <text:p>687.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2.5">
                <text:p>2792.5</text:p>
              </table:table-cell>
              <table:table-cell office:value-type="float" office:value="256.375">
                <text:p>256.375</text:p>
              </table:table-cell>
              <table:table-cell office:value-type="float" office:value="8133.76">
                <text:p>8133.76</text:p>
              </table:table-cell>
              <table:table-cell office:value-type="float" office:value="7987.33">
                <text:p>7987.33</text:p>
              </table:table-cell>
              <table:table-cell office:value-type="float" office:value="6467.41">
                <text:p>6467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8.22">
                <text:p>4028.22</text:p>
              </table:table-cell>
              <table:table-cell office:value-type="float" office:value="232.092">
                <text:p>232.092</text:p>
              </table:table-cell>
              <table:table-cell office:value-type="float" office:value="5769.31">
                <text:p>5769.31</text:p>
              </table:table-cell>
              <table:table-cell office:value-type="float" office:value="4971.88">
                <text:p>4971.88</text:p>
              </table:table-cell>
              <table:table-cell office:value-type="float" office:value="158.567">
                <text:p>158.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7.6">
                <text:p>4487.6</text:p>
              </table:table-cell>
              <table:table-cell office:value-type="float" office:value="373.765">
                <text:p>373.765</text:p>
              </table:table-cell>
              <table:table-cell office:value-type="float" office:value="7777.78">
                <text:p>7777.78</text:p>
              </table:table-cell>
              <table:table-cell office:value-type="float" office:value="5001.47">
                <text:p>5001.47</text:p>
              </table:table-cell>
              <table:table-cell office:value-type="float" office:value="145.476">
                <text:p>145.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18.04">
                <text:p>2318.04</text:p>
              </table:table-cell>
              <table:table-cell office:value-type="float" office:value="2693.77">
                <text:p>2693.77</text:p>
              </table:table-cell>
              <table:table-cell office:value-type="float" office:value="10447.3">
                <text:p>10447.3</text:p>
              </table:table-cell>
              <table:table-cell office:value-type="float" office:value="3930.86">
                <text:p>3930.86</text:p>
              </table:table-cell>
              <table:table-cell office:value-type="float" office:value="60.0122">
                <text:p>60.0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75.61">
                <text:p>1875.61</text:p>
              </table:table-cell>
              <table:table-cell office:value-type="float" office:value="3364.2">
                <text:p>3364.2</text:p>
              </table:table-cell>
              <table:table-cell office:value-type="float" office:value="2131.71">
                <text:p>2131.71</text:p>
              </table:table-cell>
              <table:table-cell office:value-type="float" office:value="848.843">
                <text:p>848.843</text:p>
              </table:table-cell>
              <table:table-cell office:value-type="float" office:value="66.3656">
                <text:p>66.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2.85">
                <text:p>1302.85</text:p>
              </table:table-cell>
              <table:table-cell office:value-type="float" office:value="1531.42">
                <text:p>1531.42</text:p>
              </table:table-cell>
              <table:table-cell office:value-type="float" office:value="690.05">
                <text:p>690.05</text:p>
              </table:table-cell>
              <table:table-cell office:value-type="float" office:value="1852.07">
                <text:p>1852.07</text:p>
              </table:table-cell>
              <table:table-cell office:value-type="float" office:value="56.775">
                <text:p>56.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5.419">
                <text:p>895.419</text:p>
              </table:table-cell>
              <table:table-cell office:value-type="float" office:value="1927.83">
                <text:p>1927.83</text:p>
              </table:table-cell>
              <table:table-cell office:value-type="float" office:value="446.884">
                <text:p>446.884</text:p>
              </table:table-cell>
              <table:table-cell office:value-type="float" office:value="2731.35">
                <text:p>2731.35</text:p>
              </table:table-cell>
              <table:table-cell office:value-type="float" office:value="22.2896">
                <text:p>22.2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1.469">
                <text:p>811.469</text:p>
              </table:table-cell>
              <table:table-cell office:value-type="float" office:value="546.128">
                <text:p>546.128</text:p>
              </table:table-cell>
              <table:table-cell office:value-type="float" office:value="327.487">
                <text:p>327.487</text:p>
              </table:table-cell>
              <table:table-cell office:value-type="float" office:value="688.762">
                <text:p>688.762</text:p>
              </table:table-cell>
              <table:table-cell office:value-type="float" office:value="59.9746">
                <text:p>59.9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.0274">
                <text:p>83.0274</text:p>
              </table:table-cell>
              <table:table-cell office:value-type="float" office:value="516.556">
                <text:p>516.556</text:p>
              </table:table-cell>
              <table:table-cell office:value-type="float" office:value="655.898">
                <text:p>655.898</text:p>
              </table:table-cell>
              <table:table-cell office:value-type="float" office:value="425.718">
                <text:p>425.718</text:p>
              </table:table-cell>
              <table:table-cell office:value-type="float" office:value="54.1415">
                <text:p>54.1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.2419">
                <text:p>81.2419</text:p>
              </table:table-cell>
              <table:table-cell office:value-type="float" office:value="2406.74">
                <text:p>2406.74</text:p>
              </table:table-cell>
              <table:table-cell office:value-type="float" office:value="732.967">
                <text:p>732.967</text:p>
              </table:table-cell>
              <table:table-cell office:value-type="float" office:value="982.07">
                <text:p>982.07</text:p>
              </table:table-cell>
              <table:table-cell office:value-type="float" office:value="34.6036">
                <text:p>34.6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.0569">
                <text:p>61.0569</text:p>
              </table:table-cell>
              <table:table-cell office:value-type="float" office:value="2065.19">
                <text:p>2065.19</text:p>
              </table:table-cell>
              <table:table-cell office:value-type="float" office:value="69.352">
                <text:p>69.352</text:p>
              </table:table-cell>
              <table:table-cell office:value-type="float" office:value="440.624">
                <text:p>440.624</text:p>
              </table:table-cell>
              <table:table-cell office:value-type="float" office:value="41.1993">
                <text:p>41.19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.6146">
                <text:p>93.6146</text:p>
              </table:table-cell>
              <table:table-cell office:value-type="float" office:value="1490.03">
                <text:p>1490.03</text:p>
              </table:table-cell>
              <table:table-cell office:value-type="float" office:value="186.662">
                <text:p>186.662</text:p>
              </table:table-cell>
              <table:table-cell office:value-type="float" office:value="243.638">
                <text:p>243.638</text:p>
              </table:table-cell>
              <table:table-cell office:value-type="float" office:value="70.867">
                <text:p>70.8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3899">
                <text:p>60.3899</text:p>
              </table:table-cell>
              <table:table-cell office:value-type="float" office:value="1845.44">
                <text:p>1845.44</text:p>
              </table:table-cell>
              <table:table-cell office:value-type="float" office:value="273.421">
                <text:p>273.421</text:p>
              </table:table-cell>
              <table:table-cell office:value-type="float" office:value="493.159">
                <text:p>493.159</text:p>
              </table:table-cell>
              <table:table-cell office:value-type="float" office:value="6.08563">
                <text:p>6.08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1002">
                <text:p>38.1002</text:p>
              </table:table-cell>
              <table:table-cell office:value-type="float" office:value="904.115">
                <text:p>904.115</text:p>
              </table:table-cell>
              <table:table-cell office:value-type="float" office:value="166.949">
                <text:p>166.949</text:p>
              </table:table-cell>
              <table:table-cell office:value-type="float" office:value="430.185">
                <text:p>430.185</text:p>
              </table:table-cell>
              <table:table-cell office:value-type="float" office:value="36.2448">
                <text:p>36.2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">
                <text:p>11.6</text:p>
              </table:table-cell>
              <table:table-cell office:value-type="float" office:value="853.668">
                <text:p>853.668</text:p>
              </table:table-cell>
              <table:table-cell office:value-type="float" office:value="178.532">
                <text:p>178.532</text:p>
              </table:table-cell>
              <table:table-cell office:value-type="float" office:value="219.294">
                <text:p>219.294</text:p>
              </table:table-cell>
              <table:table-cell office:value-type="float" office:value="20.0878">
                <text:p>20.0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.7518">
                <text:p>53.7518</text:p>
              </table:table-cell>
              <table:table-cell office:value-type="float" office:value="1294.72">
                <text:p>1294.72</text:p>
              </table:table-cell>
              <table:table-cell office:value-type="float" office:value="132.292">
                <text:p>132.292</text:p>
              </table:table-cell>
              <table:table-cell office:value-type="float" office:value="250.127">
                <text:p>250.127</text:p>
              </table:table-cell>
              <table:table-cell office:value-type="float" office:value="28.7123">
                <text:p>28.7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2372">
                <text:p>87.2372</text:p>
              </table:table-cell>
              <table:table-cell office:value-type="float" office:value="212.349">
                <text:p>212.349</text:p>
              </table:table-cell>
              <table:table-cell office:value-type="float" office:value="137.61">
                <text:p>137.61</text:p>
              </table:table-cell>
              <table:table-cell office:value-type="float" office:value="174.271">
                <text:p>174.271</text:p>
              </table:table-cell>
              <table:table-cell office:value-type="float" office:value="77.3652">
                <text:p>77.36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7.36">
                <text:p>237.36</text:p>
              </table:table-cell>
              <table:table-cell office:value-type="float" office:value="719.409">
                <text:p>719.409</text:p>
              </table:table-cell>
              <table:table-cell office:value-type="float" office:value="440.822">
                <text:p>440.822</text:p>
              </table:table-cell>
              <table:table-cell office:value-type="float" office:value="236.007">
                <text:p>236.007</text:p>
              </table:table-cell>
              <table:table-cell office:value-type="float" office:value="310.256">
                <text:p>310.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4.63">
                <text:p>244.63</text:p>
              </table:table-cell>
              <table:table-cell office:value-type="float" office:value="191.622">
                <text:p>191.622</text:p>
              </table:table-cell>
              <table:table-cell office:value-type="float" office:value="272.962">
                <text:p>272.962</text:p>
              </table:table-cell>
              <table:table-cell office:value-type="float" office:value="6.41523">
                <text:p>6.41523</text:p>
              </table:table-cell>
              <table:table-cell office:value-type="float" office:value="175.383">
                <text:p>175.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9531">
                <text:p>38.9531</text:p>
              </table:table-cell>
              <table:table-cell office:value-type="float" office:value="56.7948">
                <text:p>56.7948</text:p>
              </table:table-cell>
              <table:table-cell office:value-type="float" office:value="130.11">
                <text:p>130.11</text:p>
              </table:table-cell>
              <table:table-cell office:value-type="float" office:value="0">
                <text:p>0</text:p>
              </table:table-cell>
              <table:table-cell office:value-type="float" office:value="24.9084">
                <text:p>24.90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949">
                <text:p>14.949</text:p>
              </table:table-cell>
              <table:table-cell office:value-type="float" office:value="18.2327">
                <text:p>18.2327</text:p>
              </table:table-cell>
              <table:table-cell office:value-type="float" office:value="123.593">
                <text:p>123.593</text:p>
              </table:table-cell>
              <table:table-cell office:value-type="float" office:value="0.786647">
                <text:p>0.786647</text:p>
              </table:table-cell>
              <table:table-cell office:value-type="float" office:value="20.9132">
                <text:p>20.9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18">
                <text:p>43.718</text:p>
              </table:table-cell>
              <table:table-cell office:value-type="float" office:value="0.583334">
                <text:p>0.583334</text:p>
              </table:table-cell>
              <table:table-cell office:value-type="float" office:value="72.4487">
                <text:p>72.4487</text:p>
              </table:table-cell>
              <table:table-cell office:value-type="float" office:value="0">
                <text:p>0</text:p>
              </table:table-cell>
              <table:table-cell office:value-type="float" office:value="49.5956">
                <text:p>49.5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6895">
                <text:p>78.6895</text:p>
              </table:table-cell>
              <table:table-cell office:value-type="float" office:value="3.06478">
                <text:p>3.06478</text:p>
              </table:table-cell>
              <table:table-cell office:value-type="float" office:value="137.114">
                <text:p>137.114</text:p>
              </table:table-cell>
              <table:table-cell office:value-type="float" office:value="8.1511">
                <text:p>8.1511</text:p>
              </table:table-cell>
              <table:table-cell office:value-type="float" office:value="123.342">
                <text:p>123.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0169">
                <text:p>10.0169</text:p>
              </table:table-cell>
              <table:table-cell office:value-type="float" office:value="25.574">
                <text:p>25.574</text:p>
              </table:table-cell>
              <table:table-cell office:value-type="float" office:value="582.12">
                <text:p>582.12</text:p>
              </table:table-cell>
              <table:table-cell office:value-type="float" office:value="53.2814">
                <text:p>53.2814</text:p>
              </table:table-cell>
              <table:table-cell office:value-type="float" office:value="48.0113">
                <text:p>48.0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6732">
                <text:p>23.6732</text:p>
              </table:table-cell>
              <table:table-cell office:value-type="float" office:value="3.28718">
                <text:p>3.28718</text:p>
              </table:table-cell>
              <table:table-cell office:value-type="float" office:value="824.098">
                <text:p>824.098</text:p>
              </table:table-cell>
              <table:table-cell office:value-type="float" office:value="23.5125">
                <text:p>23.5125</text:p>
              </table:table-cell>
              <table:table-cell office:value-type="float" office:value="46.6556">
                <text:p>46.6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2988">
                <text:p>11.2988</text:p>
              </table:table-cell>
              <table:table-cell office:value-type="float" office:value="54.4421">
                <text:p>54.4421</text:p>
              </table:table-cell>
              <table:table-cell office:value-type="float" office:value="1106.97">
                <text:p>1106.97</text:p>
              </table:table-cell>
              <table:table-cell office:value-type="float" office:value="1.2459">
                <text:p>1.2459</text:p>
              </table:table-cell>
              <table:table-cell office:value-type="float" office:value="168.384">
                <text:p>168.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1657">
                <text:p>47.1657</text:p>
              </table:table-cell>
              <table:table-cell office:value-type="float" office:value="0.706717">
                <text:p>0.706717</text:p>
              </table:table-cell>
              <table:table-cell office:value-type="float" office:value="1571.63">
                <text:p>1571.63</text:p>
              </table:table-cell>
              <table:table-cell office:value-type="float" office:value="0">
                <text:p>0</text:p>
              </table:table-cell>
              <table:table-cell office:value-type="float" office:value="54.4876">
                <text:p>54.4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7239">
                <text:p>2.07239</text:p>
              </table:table-cell>
              <table:table-cell office:value-type="float" office:value="2.97047">
                <text:p>2.97047</text:p>
              </table:table-cell>
              <table:table-cell office:value-type="float" office:value="681.283">
                <text:p>681.283</text:p>
              </table:table-cell>
              <table:table-cell office:value-type="float" office:value="0">
                <text:p>0</text:p>
              </table:table-cell>
              <table:table-cell office:value-type="float" office:value="43.3212">
                <text:p>43.3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183">
                <text:p>1.9183</text:p>
              </table:table-cell>
              <table:table-cell office:value-type="float" office:value="5.80242">
                <text:p>5.80242</text:p>
              </table:table-cell>
              <table:table-cell office:value-type="float" office:value="497.099">
                <text:p>497.099</text:p>
              </table:table-cell>
              <table:table-cell office:value-type="float" office:value="124.631">
                <text:p>124.631</text:p>
              </table:table-cell>
              <table:table-cell office:value-type="float" office:value="28.1092">
                <text:p>28.1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439">
                <text:p>3.1439</text:p>
              </table:table-cell>
              <table:table-cell office:value-type="float" office:value="3.1235">
                <text:p>3.1235</text:p>
              </table:table-cell>
              <table:table-cell office:value-type="float" office:value="406.639">
                <text:p>406.639</text:p>
              </table:table-cell>
              <table:table-cell office:value-type="float" office:value="30.3401">
                <text:p>30.3401</text:p>
              </table:table-cell>
              <table:table-cell office:value-type="float" office:value="96.5884">
                <text:p>96.5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883">
                <text:p>2.0883</text:p>
              </table:table-cell>
              <table:table-cell office:value-type="float" office:value="6.72761">
                <text:p>6.72761</text:p>
              </table:table-cell>
              <table:table-cell office:value-type="float" office:value="98.8085">
                <text:p>98.8085</text:p>
              </table:table-cell>
              <table:table-cell office:value-type="float" office:value="41.2955">
                <text:p>41.2955</text:p>
              </table:table-cell>
              <table:table-cell office:value-type="float" office:value="150.836">
                <text:p>150.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9879">
                <text:p>1.39879</text:p>
              </table:table-cell>
              <table:table-cell office:value-type="float" office:value="3.32404">
                <text:p>3.32404</text:p>
              </table:table-cell>
              <table:table-cell office:value-type="float" office:value="7.38976">
                <text:p>7.38976</text:p>
              </table:table-cell>
              <table:table-cell office:value-type="float" office:value="22.0253">
                <text:p>22.0253</text:p>
              </table:table-cell>
              <table:table-cell office:value-type="float" office:value="7.75974">
                <text:p>7.75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6.83826">
                <text:p>6.83826</text:p>
              </table:table-cell>
              <table:table-cell office:value-type="float" office:value="5.37508">
                <text:p>5.37508</text:p>
              </table:table-cell>
              <table:table-cell office:value-type="float" office:value="16.5522">
                <text:p>16.5522</text:p>
              </table:table-cell>
              <table:table-cell office:value-type="float" office:value="22.5584">
                <text:p>22.5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25309">
                <text:p>7.25309</text:p>
              </table:table-cell>
              <table:table-cell office:value-type="float" office:value="58.9933">
                <text:p>58.9933</text:p>
              </table:table-cell>
              <table:table-cell office:value-type="float" office:value="8.26366">
                <text:p>8.26366</text:p>
              </table:table-cell>
              <table:table-cell office:value-type="float" office:value="0.201451">
                <text:p>0.20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2.9207">
                <text:p>52.9207</text:p>
              </table:table-cell>
              <table:table-cell office:value-type="float" office:value="9.61659">
                <text:p>9.61659</text:p>
              </table:table-cell>
              <table:table-cell office:value-type="float" office:value="4.10896">
                <text:p>4.10896</text:p>
              </table:table-cell>
              <table:table-cell office:value-type="float" office:value="93.6917">
                <text:p>93.69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2443">
                <text:p>1.22443</text:p>
              </table:table-cell>
              <table:table-cell office:value-type="float" office:value="0">
                <text:p>0</text:p>
              </table:table-cell>
              <table:table-cell office:value-type="float" office:value="8.35523">
                <text:p>8.35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86.4247">
                <text:p>86.4247</text:p>
              </table:table-cell>
              <table:table-cell office:value-type="float" office:value="16.8277">
                <text:p>16.8277</text:p>
              </table:table-cell>
              <table:table-cell office:value-type="float" office:value="0">
                <text:p>0</text:p>
              </table:table-cell>
              <table:table-cell office:value-type="float" office:value="3.1395">
                <text:p>3.1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64.3123">
                <text:p>64.3123</text:p>
              </table:table-cell>
              <table:table-cell office:value-type="float" office:value="8.38379">
                <text:p>8.38379</text:p>
              </table:table-cell>
              <table:table-cell office:value-type="float" office:value="0">
                <text:p>0</text:p>
              </table:table-cell>
              <table:table-cell office:value-type="float" office:value="5.0974">
                <text:p>5.09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7.1877">
                <text:p>57.1877</text:p>
              </table:table-cell>
              <table:table-cell office:value-type="float" office:value="71.04">
                <text:p>71.04</text:p>
              </table:table-cell>
              <table:table-cell office:value-type="float" office:value="2.52636">
                <text:p>2.52636</text:p>
              </table:table-cell>
              <table:table-cell office:value-type="float" office:value="18.5972">
                <text:p>18.5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24.39">
                <text:p>124.39</text:p>
              </table:table-cell>
              <table:table-cell office:value-type="float" office:value="11.3224">
                <text:p>11.3224</text:p>
              </table:table-cell>
              <table:table-cell office:value-type="float" office:value="0">
                <text:p>0</text:p>
              </table:table-cell>
              <table:table-cell office:value-type="float" office:value="9.78943">
                <text:p>9.78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0985">
                <text:p>0.640985</text:p>
              </table:table-cell>
              <table:table-cell office:value-type="float" office:value="40.0027">
                <text:p>40.0027</text:p>
              </table:table-cell>
              <table:table-cell office:value-type="float" office:value="10.5183">
                <text:p>10.5183</text:p>
              </table:table-cell>
              <table:table-cell office:value-type="float" office:value="0">
                <text:p>0</text:p>
              </table:table-cell>
              <table:table-cell office:value-type="float" office:value="9.10902">
                <text:p>9.109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2.6117">
                <text:p>12.6117</text:p>
              </table:table-cell>
              <table:table-cell office:value-type="float" office:value="1.55257">
                <text:p>1.55257</text:p>
              </table:table-cell>
              <table:table-cell office:value-type="float" office:value="0">
                <text:p>0</text:p>
              </table:table-cell>
              <table:table-cell office:value-type="float" office:value="6.2691">
                <text:p>6.26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0.7967">
                <text:p>20.7967</text:p>
              </table:table-cell>
              <table:table-cell office:value-type="float" office:value="1.5622">
                <text:p>1.5622</text:p>
              </table:table-cell>
              <table:table-cell office:value-type="float" office:value="0.787068">
                <text:p>0.787068</text:p>
              </table:table-cell>
              <table:table-cell office:value-type="float" office:value="2.61557">
                <text:p>2.61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9.7963">
                <text:p>9.7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2993">
                <text:p>6.32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892691">
                <text:p>0.892691</text:p>
              </table:table-cell>
              <table:table-cell office:value-type="float" office:value="0.254869">
                <text:p>0.254869</text:p>
              </table:table-cell>
              <table:table-cell office:value-type="float" office:value="0">
                <text:p>0</text:p>
              </table:table-cell>
              <table:table-cell office:value-type="float" office:value="1.77455">
                <text:p>1.77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218928">
                <text:p>0.218928</text:p>
              </table:table-cell>
              <table:table-cell office:value-type="float" office:value="0.424893">
                <text:p>0.424893</text:p>
              </table:table-cell>
              <table:table-cell office:value-type="float" office:value="0">
                <text:p>0</text:p>
              </table:table-cell>
              <table:table-cell office:value-type="float" office:value="0.909355">
                <text:p>0.909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1975">
                <text:p>0.301975</text:p>
              </table:table-cell>
              <table:table-cell office:value-type="float" office:value="0">
                <text:p>0</text:p>
              </table:table-cell>
              <table:table-cell office:value-type="float" office:value="1.88744">
                <text:p>1.88744</text:p>
              </table:table-cell>
              <table:table-cell office:value-type="float" office:value="0">
                <text:p>0</text:p>
              </table:table-cell>
              <table:table-cell office:value-type="float" office:value="0.760653">
                <text:p>0.760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7736">
                <text:p>2.17736</text:p>
              </table:table-cell>
              <table:table-cell office:value-type="float" office:value="0">
                <text:p>0</text:p>
              </table:table-cell>
              <table:table-cell office:value-type="float" office:value="1.34259">
                <text:p>1.34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54.4137">
                <text:p>54.4137</text:p>
              </table:table-cell>
              <table:table-cell office:value-type="float" office:value="6.07827">
                <text:p>6.07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02.555">
                <text:p>102.555</text:p>
              </table:table-cell>
              <table:table-cell office:value-type="float" office:value="4.0275">
                <text:p>4.0275</text:p>
              </table:table-cell>
              <table:table-cell office:value-type="float" office:value="0">
                <text:p>0</text:p>
              </table:table-cell>
              <table:table-cell office:value-type="float" office:value="3.82588">
                <text:p>3.82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5.58551">
                <text:p>5.58551</text:p>
              </table:table-cell>
              <table:table-cell office:value-type="float" office:value="2.54537">
                <text:p>2.54537</text:p>
              </table:table-cell>
              <table:table-cell office:value-type="float" office:value="0">
                <text:p>0</text:p>
              </table:table-cell>
              <table:table-cell office:value-type="float" office:value="4.27225">
                <text:p>4.27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4468">
                <text:p>0.494468</text:p>
              </table:table-cell>
              <table:table-cell office:value-type="float" office:value="8.11856">
                <text:p>8.11856</text:p>
              </table:table-cell>
              <table:table-cell office:value-type="float" office:value="4.66919">
                <text:p>4.66919</text:p>
              </table:table-cell>
              <table:table-cell office:value-type="float" office:value="0">
                <text:p>0</text:p>
              </table:table-cell>
              <table:table-cell office:value-type="float" office:value="3.93936">
                <text:p>3.93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4.4792">
                <text:p>14.4792</text:p>
              </table:table-cell>
              <table:table-cell office:value-type="float" office:value="245.212">
                <text:p>245.212</text:p>
              </table:table-cell>
              <table:table-cell office:value-type="float" office:value="0">
                <text:p>0</text:p>
              </table:table-cell>
              <table:table-cell office:value-type="float" office:value="13.074">
                <text:p>13.0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5.5605">
                <text:p>25.5605</text:p>
              </table:table-cell>
              <table:table-cell office:value-type="float" office:value="875.628">
                <text:p>875.628</text:p>
              </table:table-cell>
              <table:table-cell office:value-type="float" office:value="0">
                <text:p>0</text:p>
              </table:table-cell>
              <table:table-cell office:value-type="float" office:value="4.78987">
                <text:p>4.78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8.077">
                <text:p>68.077</text:p>
              </table:table-cell>
              <table:table-cell office:value-type="float" office:value="565.51">
                <text:p>565.51</text:p>
              </table:table-cell>
              <table:table-cell office:value-type="float" office:value="0">
                <text:p>0</text:p>
              </table:table-cell>
              <table:table-cell office:value-type="float" office:value="7.44444">
                <text:p>7.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7671">
                <text:p>1.87671</text:p>
              </table:table-cell>
              <table:table-cell office:value-type="float" office:value="4.98854">
                <text:p>4.98854</text:p>
              </table:table-cell>
              <table:table-cell office:value-type="float" office:value="1767.41">
                <text:p>1767.41</text:p>
              </table:table-cell>
              <table:table-cell office:value-type="float" office:value="0">
                <text:p>0</text:p>
              </table:table-cell>
              <table:table-cell office:value-type="float" office:value="9.03224">
                <text:p>9.03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3122">
                <text:p>1.53122</text:p>
              </table:table-cell>
              <table:table-cell office:value-type="float" office:value="7.10504">
                <text:p>7.10504</text:p>
              </table:table-cell>
              <table:table-cell office:value-type="float" office:value="820.637">
                <text:p>820.637</text:p>
              </table:table-cell>
              <table:table-cell office:value-type="float" office:value="0">
                <text:p>0</text:p>
              </table:table-cell>
              <table:table-cell office:value-type="float" office:value="2.73801">
                <text:p>2.73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8">
                <text:p>0.341668</text:p>
              </table:table-cell>
              <table:table-cell office:value-type="float" office:value="14.2105">
                <text:p>14.2105</text:p>
              </table:table-cell>
              <table:table-cell office:value-type="float" office:value="201.488">
                <text:p>201.488</text:p>
              </table:table-cell>
              <table:table-cell office:value-type="float" office:value="0">
                <text:p>0</text:p>
              </table:table-cell>
              <table:table-cell office:value-type="float" office:value="4.09208">
                <text:p>4.09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8571">
                <text:p>1.38571</text:p>
              </table:table-cell>
              <table:table-cell office:value-type="float" office:value="20.5535">
                <text:p>20.5535</text:p>
              </table:table-cell>
              <table:table-cell office:value-type="float" office:value="142.793">
                <text:p>142.793</text:p>
              </table:table-cell>
              <table:table-cell office:value-type="float" office:value="0">
                <text:p>0</text:p>
              </table:table-cell>
              <table:table-cell office:value-type="float" office:value="2.21885">
                <text:p>2.218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5.7217">
                <text:p>15.7217</text:p>
              </table:table-cell>
              <table:table-cell office:value-type="float" office:value="350.434">
                <text:p>350.434</text:p>
              </table:table-cell>
              <table:table-cell office:value-type="float" office:value="0.672934">
                <text:p>0.672934</text:p>
              </table:table-cell>
              <table:table-cell office:value-type="float" office:value="8.80753">
                <text:p>8.80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1375">
                <text:p>1.21375</text:p>
              </table:table-cell>
              <table:table-cell office:value-type="float" office:value="18.3202">
                <text:p>18.3202</text:p>
              </table:table-cell>
              <table:table-cell office:value-type="float" office:value="332.125">
                <text:p>332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1.6701">
                <text:p>21.6701</text:p>
              </table:table-cell>
              <table:table-cell office:value-type="float" office:value="32.2873">
                <text:p>32.2873</text:p>
              </table:table-cell>
              <table:table-cell office:value-type="float" office:value="1.14903">
                <text:p>1.1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40.0425">
                <text:p>40.0425</text:p>
              </table:table-cell>
              <table:table-cell office:value-type="float" office:value="40.112">
                <text:p>40.112</text:p>
              </table:table-cell>
              <table:table-cell office:value-type="float" office:value="1.79637">
                <text:p>1.79637</text:p>
              </table:table-cell>
              <table:table-cell office:value-type="float" office:value="2.59147">
                <text:p>2.59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6622">
                <text:p>0.986622</text:p>
              </table:table-cell>
              <table:table-cell office:value-type="float" office:value="53.9528">
                <text:p>53.9528</text:p>
              </table:table-cell>
              <table:table-cell office:value-type="float" office:value="22.7092">
                <text:p>22.7092</text:p>
              </table:table-cell>
              <table:table-cell office:value-type="float" office:value="0">
                <text:p>0</text:p>
              </table:table-cell>
              <table:table-cell office:value-type="float" office:value="5.09138">
                <text:p>5.09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91">
                <text:p>1.45891</text:p>
              </table:table-cell>
              <table:table-cell office:value-type="float" office:value="0.686673">
                <text:p>0.686673</text:p>
              </table:table-cell>
              <table:table-cell office:value-type="float" office:value="0">
                <text:p>0</text:p>
              </table:table-cell>
              <table:table-cell office:value-type="float" office:value="2.25131">
                <text:p>2.2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1451">
                <text:p>0.541451</text:p>
              </table:table-cell>
              <table:table-cell office:value-type="float" office:value="33.6502">
                <text:p>33.6502</text:p>
              </table:table-cell>
              <table:table-cell office:value-type="float" office:value="9.18432">
                <text:p>9.18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604">
                <text:p>1.78604</text:p>
              </table:table-cell>
              <table:table-cell office:value-type="float" office:value="96.7172">
                <text:p>96.7172</text:p>
              </table:table-cell>
              <table:table-cell office:value-type="float" office:value="17.0801">
                <text:p>17.0801</text:p>
              </table:table-cell>
              <table:table-cell office:value-type="float" office:value="0">
                <text:p>0</text:p>
              </table:table-cell>
              <table:table-cell office:value-type="float" office:value="1.35312">
                <text:p>1.35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.15428">
                <text:p>1.15428</text:p>
              </table:table-cell>
              <table:table-cell office:value-type="float" office:value="16.4682">
                <text:p>16.4682</text:p>
              </table:table-cell>
              <table:table-cell office:value-type="float" office:value="0">
                <text:p>0</text:p>
              </table:table-cell>
              <table:table-cell office:value-type="float" office:value="1.36876">
                <text:p>1.36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8743">
                <text:p>1.28743</text:p>
              </table:table-cell>
              <table:table-cell office:value-type="float" office:value="0">
                <text:p>0</text:p>
              </table:table-cell>
              <table:table-cell office:value-type="float" office:value="3.42817">
                <text:p>3.42817</text:p>
              </table:table-cell>
              <table:table-cell office:value-type="float" office:value="0">
                <text:p>0</text:p>
              </table:table-cell>
              <table:table-cell office:value-type="float" office:value="1.69197">
                <text:p>1.69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9183">
                <text:p>7.59183</text:p>
              </table:table-cell>
              <table:table-cell office:value-type="float" office:value="0">
                <text:p>0</text:p>
              </table:table-cell>
              <table:table-cell office:value-type="float" office:value="0.201109">
                <text:p>0.201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1772">
                <text:p>11.1772</text:p>
              </table:table-cell>
              <table:table-cell office:value-type="float" office:value="0">
                <text:p>0</text:p>
              </table:table-cell>
              <table:table-cell office:value-type="float" office:value="0.479409">
                <text:p>0.4794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8897">
                <text:p>12.8897</text:p>
              </table:table-cell>
              <table:table-cell office:value-type="float" office:value="0">
                <text:p>0</text:p>
              </table:table-cell>
              <table:table-cell office:value-type="float" office:value="0.72184">
                <text:p>0.72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0189">
                <text:p>10.0189</text:p>
              </table:table-cell>
              <table:table-cell office:value-type="float" office:value="0">
                <text:p>0</text:p>
              </table:table-cell>
              <table:table-cell office:value-type="float" office:value="11.5793">
                <text:p>11.5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7317">
                <text:p>10.7317</text:p>
              </table:table-cell>
              <table:table-cell office:value-type="float" office:value="0">
                <text:p>0</text:p>
              </table:table-cell>
              <table:table-cell office:value-type="float" office:value="9.68569">
                <text:p>9.685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1912">
                <text:p>12.1912</text:p>
              </table:table-cell>
              <table:table-cell office:value-type="float" office:value="0">
                <text:p>0</text:p>
              </table:table-cell>
              <table:table-cell office:value-type="float" office:value="9.31989">
                <text:p>9.31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4975">
                <text:p>75.4975</text:p>
              </table:table-cell>
              <table:table-cell office:value-type="float" office:value="0">
                <text:p>0</text:p>
              </table:table-cell>
              <table:table-cell office:value-type="float" office:value="2.95085">
                <text:p>2.95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.4769">
                <text:p>76.4769</text:p>
              </table:table-cell>
              <table:table-cell office:value-type="float" office:value="0">
                <text:p>0</text:p>
              </table:table-cell>
              <table:table-cell office:value-type="float" office:value="7.49382">
                <text:p>7.493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38818">
                <text:p>0.638818</text:p>
              </table:table-cell>
              <table:table-cell office:value-type="float" office:value="0">
                <text:p>0</text:p>
              </table:table-cell>
              <table:table-cell office:value-type="float" office:value="42.1429">
                <text:p>42.1429</text:p>
              </table:table-cell>
              <table:table-cell office:value-type="float" office:value="0">
                <text:p>0</text:p>
              </table:table-cell>
              <table:table-cell office:value-type="float" office:value="7.01523">
                <text:p>7.015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0092">
                <text:p>10.0092</text:p>
              </table:table-cell>
              <table:table-cell office:value-type="float" office:value="0">
                <text:p>0</text:p>
              </table:table-cell>
              <table:table-cell office:value-type="float" office:value="76.4381">
                <text:p>76.4381</text:p>
              </table:table-cell>
              <table:table-cell office:value-type="float" office:value="0">
                <text:p>0</text:p>
              </table:table-cell>
              <table:table-cell office:value-type="float" office:value="4.73108">
                <text:p>4.73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.3931">
                <text:p>66.3931</text:p>
              </table:table-cell>
              <table:table-cell office:value-type="float" office:value="0">
                <text:p>0</text:p>
              </table:table-cell>
              <table:table-cell office:value-type="float" office:value="11.2729">
                <text:p>11.27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218">
                <text:p>1.33218</text:p>
              </table:table-cell>
              <table:table-cell office:value-type="float" office:value="0">
                <text:p>0</text:p>
              </table:table-cell>
              <table:table-cell office:value-type="float" office:value="24.6762">
                <text:p>24.6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1201">
                <text:p>11.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5441">
                <text:p>9.45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3598">
                <text:p>2.23598</text:p>
              </table:table-cell>
              <table:table-cell office:value-type="float" office:value="0.434146">
                <text:p>0.434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9182">
                <text:p>11.9182</text:p>
              </table:table-cell>
              <table:table-cell office:value-type="float" office:value="0.671622">
                <text:p>0.67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6046">
                <text:p>12.6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9746">
                <text:p>3.89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7108">
                <text:p>3.87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5629">
                <text:p>2.05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6215">
                <text:p>5.66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0049">
                <text:p>5.10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3918">
                <text:p>4.83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7814">
                <text:p>4.57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.109">
                <text:p>171.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